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7mm"/>
    </style:style>
    <style:style style:name="co2" style:family="table-column">
      <style:table-column-properties fo:break-before="auto" style:column-width="28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9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70.47mm"/>
    </style:style>
    <style:style style:name="co7" style:family="table-column">
      <style:table-column-properties fo:break-before="auto" style:column-width="52mm"/>
    </style:style>
    <style:style style:name="co8" style:family="table-column">
      <style:table-column-properties fo:break-before="auto" style:column-width="25.03mm"/>
    </style:style>
    <style:style style:name="co9" style:family="table-column">
      <style:table-column-properties fo:break-before="auto" style:column-width="26.11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24.39mm"/>
    </style:style>
    <style:style style:name="co12" style:family="table-column">
      <style:table-column-properties fo:break-before="auto" style:column-width="2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a9b7c6" style:font-name="Liberation Sans" style:font-name-asian="Microsoft YaHei" style:font-name-complex="Mang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fo:border="0.06pt solid #000000"/>
    </style:style>
    <style:style style:name="ce16" style:family="table-cell" style:parent-style-name="Default" style:data-style-name="N1"/>
    <style:style style:name="ce17" style:family="table-cell" style:parent-style-name="Default">
      <style:table-cell-properties fo:border="0.06pt solid #000000"/>
      <style:text-properties fo:font-weight="bold" style:font-weight-asian="normal" style:font-weight-complex="normal"/>
    </style:style>
    <style:style style:name="ce13" style:family="table-cell" style:parent-style-name="Default">
      <style:table-cell-properties fo:wrap-option="wrap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16"/>
        <table:table-column table:style-name="co3" table:number-columns-repeated="5" table:default-cell-style-name="ce3"/>
        <table:table-column table:style-name="co3" table:default-cell-style-name="ce16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14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number-columns-repeated="7" table:default-cell-style-name="Default"/>
        <table:table-column table:style-name="co11" table:default-cell-style-name="Default"/>
        <table:table-column table:style-name="co3" table:number-columns-repeated="10" table:default-cell-style-name="Default"/>
        <table:table-column table:style-name="co12" table:default-cell-style-name="Default"/>
        <table:table-column table:style-name="co3" table:number-columns-repeated="10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style-name="ce1" office:value-type="string" calcext:value-type="string" table:number-columns-spanned="6" table:number-rows-spanned="1">
            <text:p>Устройства для тестирования</text:p>
          </table:table-cell>
          <table:covered-table-cell table:number-columns-repeated="5"/>
          <table:table-cell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style-name="ce2" office:value-type="string" calcext:value-type="string">
            <text:p>№ устройства</text:p>
          </table:table-cell>
          <table:table-cell table:style-name="ce2" office:value-type="string" calcext:value-type="string">
            <text:p>Тип устройства</text:p>
          </table:table-cell>
          <table:table-cell table:style-name="ce2" office:value-type="string" calcext:value-type="string">
            <text:p>ОС</text:p>
          </table:table-cell>
          <table:table-cell table:style-name="ce2" office:value-type="string" calcext:value-type="string">
            <text:p>Процессор</text:p>
          </table:table-cell>
          <table:table-cell table:style-name="ce2" office:value-type="string" calcext:value-type="string">
            <text:p>ОЗУ</text:p>
          </table:table-cell>
          <table:table-cell table:style-name="ce2" office:value-type="string" calcext:value-type="string">
            <text:p>Количество ядер</text:p>
          </table:table-cell>
          <table:table-cell/>
          <table:covered-table-cell table:number-columns-repeated="2"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ПК</text:p>
          </table:table-cell>
          <table:table-cell table:style-name="ce3" office:value-type="string" calcext:value-type="string">
            <text:p>Windows 10</text:p>
          </table:table-cell>
          <table:table-cell table:style-name="ce4" office:value-type="string" calcext:value-type="string">
            <text:p><text:s/>Intel® Core(TM) i5-8250U CPU @ 1.60GHz 1.80 GHz;</text:p>
          </table:table-cell>
          <table:table-cell table:style-name="ce3" office:value-type="string" calcext:value-type="string">
            <text:p>8 ГБ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1 Поток; Размер цикла: 1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style-name="ce12" office:value-type="string" calcext:value-type="string" table:number-columns-spanned="1" table:number-rows-spanned="3">
            <text:p>1 Поток; Размер цикла: 10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2" table:style-name="ce3" office:value-type="float" office:value="114" calcext:value-type="float">
            <text:p>11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13" office:value-type="string" calcext:value-type="string" table:number-columns-spanned="1" table:number-rows-spanned="3">
            <text:p>1 Поток; Размер цикла: 100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21" calcext:value-type="float">
            <text:p>321</text:p>
          </table:table-cell>
          <table:table-cell table:style-name="ce13" office:value-type="string" calcext:value-type="string" table:number-columns-spanned="1" table:number-rows-spanned="3">
            <text:p>1 Поток; Размер цикла: 10000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office:value-type="float" office:value="1458" calcext:value-type="float">
            <text:p>1458</text:p>
          </table:table-cell>
          <table:table-cell table:style-name="ce3" office:value-type="float" office:value="1380" calcext:value-type="float">
            <text:p>1380</text:p>
          </table:table-cell>
          <table:table-cell table:style-name="ce3" office:value-type="float" office:value="1299" calcext:value-type="float">
            <text:p>1299</text:p>
          </table:table-cell>
          <table:table-cell table:style-name="ce3" office:value-type="float" office:value="1212" calcext:value-type="float">
            <text:p>1212</text:p>
          </table:table-cell>
          <table:table-cell table:style-name="ce3" office:value-type="float" office:value="1263" calcext:value-type="float">
            <text:p>1263</text:p>
          </table:table-cell>
          <table:table-cell table:style-name="ce3" office:value-type="float" office:value="1267" calcext:value-type="float">
            <text:p>1267</text:p>
          </table:table-cell>
          <table:table-cell table:style-name="ce3" office:value-type="float" office:value="1205" calcext:value-type="float">
            <text:p>1205</text:p>
          </table:table-cell>
          <table:table-cell table:style-name="ce3" office:value-type="float" office:value="1524" calcext:value-type="float">
            <text:p>1524</text:p>
          </table:table-cell>
          <table:table-cell table:style-name="ce3" office:value-type="float" office:value="1443" calcext:value-type="float">
            <text:p>1443</text:p>
          </table:table-cell>
          <table:table-cell table:style-name="ce13" office:value-type="string" calcext:value-type="string" table:number-columns-spanned="1" table:number-rows-spanned="3">
            <text:p>1 Поток; Размер цикла: 100000</text:p>
          </table:table-cell>
          <table:table-cell table:style-name="ce3" office:value-type="float" office:value="7421" calcext:value-type="float">
            <text:p>7421</text:p>
          </table:table-cell>
          <table:table-cell table:style-name="ce3" office:value-type="float" office:value="7913" calcext:value-type="float">
            <text:p>7913</text:p>
          </table:table-cell>
          <table:table-cell table:style-name="ce3" office:value-type="float" office:value="7477" calcext:value-type="float">
            <text:p>7477</text:p>
          </table:table-cell>
          <table:table-cell table:style-name="ce3" office:value-type="float" office:value="7761" calcext:value-type="float">
            <text:p>7761</text:p>
          </table:table-cell>
          <table:table-cell table:style-name="ce3" office:value-type="float" office:value="7614" calcext:value-type="float">
            <text:p>7614</text:p>
          </table:table-cell>
          <table:table-cell table:style-name="ce3" office:value-type="float" office:value="7891" calcext:value-type="float">
            <text:p>7891</text:p>
          </table:table-cell>
          <table:table-cell table:style-name="ce3" office:value-type="float" office:value="7595" calcext:value-type="float">
            <text:p>7595</text:p>
          </table:table-cell>
          <table:table-cell table:style-name="ce3" office:value-type="float" office:value="7902" calcext:value-type="float">
            <text:p>7902</text:p>
          </table:table-cell>
          <table:table-cell table:style-name="ce3" office:value-type="float" office:value="7582" calcext:value-type="float">
            <text:p>7582</text:p>
          </table:table-cell>
          <table:table-cell table:style-name="ce3" office:value-type="float" office:value="7506" calcext:value-type="float">
            <text:p>7506</text:p>
          </table:table-cell>
          <table:table-cell table:style-name="ce13" office:value-type="string" calcext:value-type="string" table:number-columns-spanned="1" table:number-rows-spanned="3">
            <text:p>1 Поток; Размер цикла: 1000000</text:p>
          </table:table-cell>
          <table:table-cell table:style-name="ce3" office:value-type="float" office:value="69420" calcext:value-type="float">
            <text:p>69420</text:p>
          </table:table-cell>
          <table:table-cell table:style-name="ce3" office:value-type="float" office:value="67345" calcext:value-type="float">
            <text:p>67345</text:p>
          </table:table-cell>
          <table:table-cell table:style-name="ce3" office:value-type="float" office:value="65657" calcext:value-type="float">
            <text:p>65657</text:p>
          </table:table-cell>
          <table:table-cell table:style-name="ce3" office:value-type="float" office:value="68799" calcext:value-type="float">
            <text:p>68799</text:p>
          </table:table-cell>
          <table:table-cell table:style-name="ce3" office:value-type="float" office:value="66180" calcext:value-type="float">
            <text:p>66180</text:p>
          </table:table-cell>
          <table:table-cell table:style-name="ce3" office:value-type="float" office:value="70568" calcext:value-type="float">
            <text:p>70568</text:p>
          </table:table-cell>
          <table:table-cell table:style-name="ce3" office:value-type="float" office:value="69983" calcext:value-type="float">
            <text:p>69983</text:p>
          </table:table-cell>
          <table:table-cell table:style-name="ce3" office:value-type="float" office:value="69047" calcext:value-type="float">
            <text:p>69047</text:p>
          </table:table-cell>
          <table:table-cell table:style-name="ce3" office:value-type="float" office:value="68689" calcext:value-type="float">
            <text:p>68689</text:p>
          </table:table-cell>
          <table:table-cell table:style-name="ce3" office:value-type="float" office:value="67162" calcext:value-type="float">
            <text:p>67162</text:p>
          </table:table-cell>
          <table:table-cell table:style-name="ce13" office:value-type="string" calcext:value-type="string" table:number-columns-spanned="1" table:number-rows-spanned="3">
            <text:p>1 Поток; Размер цикла: 10000000</text:p>
          </table:table-cell>
          <table:table-cell table:style-name="ce3" office:value-type="float" office:value="971827" calcext:value-type="float">
            <text:p>971827</text:p>
          </table:table-cell>
          <table:table-cell table:style-name="ce3" office:value-type="float" office:value="651310" calcext:value-type="float">
            <text:p>651310</text:p>
          </table:table-cell>
          <table:table-cell table:style-name="ce3" office:value-type="float" office:value="672621" calcext:value-type="float">
            <text:p>672621</text:p>
          </table:table-cell>
          <table:table-cell table:style-name="ce3" office:value-type="float" office:value="618004" calcext:value-type="float">
            <text:p>618004</text:p>
          </table:table-cell>
          <table:table-cell table:style-name="ce3" office:value-type="float" office:value="695142" calcext:value-type="float">
            <text:p>695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ервер</text:p>
          </table:table-cell>
          <table:table-cell office:value-type="string" calcext:value-type="string">
            <text:p>Windows 7</text:p>
          </table:table-cell>
          <table:table-cell office:value-type="string" calcext:value-type="string">
            <text:p>Intel® Xeon® CPU E5-2680 @ 2.70GHz 2.70 GHz</text:p>
          </table:table-cell>
          <table:table-cell office:value-type="string" calcext:value-type="string">
            <text:p>32 ГБ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RollingFileAppender with gzip compression</text:p>
          </table:table-cell>
          <table:covered-table-cell table:style-name="ce3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" calcext:value-type="float">
            <text:p>33</text:p>
          </table:table-cell>
          <table:covered-table-cell table:style-name="ce3"/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6" calcext:value-type="float">
            <text:p>96</text:p>
          </table:table-cell>
          <table:covered-table-cell table:style-name="ce3"/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72" calcext:value-type="float">
            <text:p>372</text:p>
          </table:table-cell>
          <table:covered-table-cell table:style-name="ce3"/>
          <table:table-cell table:style-name="ce3" office:value-type="float" office:value="1412" calcext:value-type="float">
            <text:p>1412</text:p>
          </table:table-cell>
          <table:table-cell table:style-name="ce3" office:value-type="float" office:value="1360" calcext:value-type="float">
            <text:p>1360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float" office:value="1286" calcext:value-type="float">
            <text:p>1286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office:value-type="float" office:value="1393" calcext:value-type="float">
            <text:p>1393</text:p>
          </table:table-cell>
          <table:table-cell table:style-name="ce3" office:value-type="float" office:value="1470" calcext:value-type="float">
            <text:p>1470</text:p>
          </table:table-cell>
          <table:table-cell table:style-name="ce3" office:value-type="float" office:value="1279" calcext:value-type="float">
            <text:p>1279</text:p>
          </table:table-cell>
          <table:table-cell table:style-name="ce3" office:value-type="float" office:value="1365" calcext:value-type="float">
            <text:p>1365</text:p>
          </table:table-cell>
          <table:table-cell table:style-name="ce3" office:value-type="float" office:value="1415" calcext:value-type="float">
            <text:p>1415</text:p>
          </table:table-cell>
          <table:covered-table-cell table:style-name="ce3"/>
          <table:table-cell table:style-name="ce3" office:value-type="float" office:value="7962" calcext:value-type="float">
            <text:p>7962</text:p>
          </table:table-cell>
          <table:table-cell table:style-name="ce3" office:value-type="float" office:value="7589" calcext:value-type="float">
            <text:p>7589</text:p>
          </table:table-cell>
          <table:table-cell table:style-name="ce3" office:value-type="float" office:value="7849" calcext:value-type="float">
            <text:p>7849</text:p>
          </table:table-cell>
          <table:table-cell table:style-name="ce3" office:value-type="float" office:value="7330" calcext:value-type="float">
            <text:p>7330</text:p>
          </table:table-cell>
          <table:table-cell table:style-name="ce3" office:value-type="float" office:value="7753" calcext:value-type="float">
            <text:p>7753</text:p>
          </table:table-cell>
          <table:table-cell table:style-name="ce3" office:value-type="float" office:value="7578" calcext:value-type="float">
            <text:p>7578</text:p>
          </table:table-cell>
          <table:table-cell table:style-name="ce3" office:value-type="float" office:value="7628" calcext:value-type="float">
            <text:p>7628</text:p>
          </table:table-cell>
          <table:table-cell table:style-name="ce3" office:value-type="float" office:value="7491" calcext:value-type="float">
            <text:p>7491</text:p>
          </table:table-cell>
          <table:table-cell table:style-name="ce3" office:value-type="float" office:value="7690" calcext:value-type="float">
            <text:p>7690</text:p>
          </table:table-cell>
          <table:table-cell table:style-name="ce3" office:value-type="float" office:value="7661" calcext:value-type="float">
            <text:p>7661</text:p>
          </table:table-cell>
          <table:covered-table-cell table:style-name="ce3"/>
          <table:table-cell table:style-name="ce3" office:value-type="float" office:value="68156" calcext:value-type="float">
            <text:p>68156</text:p>
          </table:table-cell>
          <table:table-cell table:style-name="ce3" office:value-type="float" office:value="68375" calcext:value-type="float">
            <text:p>68375</text:p>
          </table:table-cell>
          <table:table-cell table:style-name="ce3" office:value-type="float" office:value="71500" calcext:value-type="float">
            <text:p>71500</text:p>
          </table:table-cell>
          <table:table-cell table:style-name="ce3" office:value-type="float" office:value="73860" calcext:value-type="float">
            <text:p>73860</text:p>
          </table:table-cell>
          <table:table-cell table:style-name="ce3" office:value-type="float" office:value="71775" calcext:value-type="float">
            <text:p>71775</text:p>
          </table:table-cell>
          <table:table-cell table:style-name="ce3" office:value-type="float" office:value="72166" calcext:value-type="float">
            <text:p>72166</text:p>
          </table:table-cell>
          <table:table-cell table:style-name="ce3" office:value-type="float" office:value="73176" calcext:value-type="float">
            <text:p>73176</text:p>
          </table:table-cell>
          <table:table-cell table:style-name="ce3" office:value-type="float" office:value="67080" calcext:value-type="float">
            <text:p>67080</text:p>
          </table:table-cell>
          <table:table-cell table:style-name="ce3" office:value-type="float" office:value="69153" calcext:value-type="float">
            <text:p>69153</text:p>
          </table:table-cell>
          <table:table-cell table:style-name="ce3" office:value-type="float" office:value="73073" calcext:value-type="float">
            <text:p>73073</text:p>
          </table:table-cell>
          <table:covered-table-cell table:style-name="ce3"/>
          <table:table-cell table:style-name="ce3" office:value-type="float" office:value="979936" calcext:value-type="float">
            <text:p>979936</text:p>
          </table:table-cell>
          <table:table-cell table:style-name="ce3" office:value-type="float" office:value="697258" calcext:value-type="float">
            <text:p>697258</text:p>
          </table:table-cell>
          <table:table-cell table:style-name="ce3" office:value-type="float" office:value="830738" calcext:value-type="float">
            <text:p>830738</text:p>
          </table:table-cell>
          <table:table-cell table:style-name="ce3" office:value-type="float" office:value="789858" calcext:value-type="float">
            <text:p>789858</text:p>
          </table:table-cell>
          <table:table-cell table:style-name="ce3" office:value-type="float" office:value="814535" calcext:value-type="float">
            <text:p>814535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GzipRollingFileAppender</text:p>
          </table:table-cell>
          <table:covered-table-cell table:style-name="ce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covered-table-cell table:style-name="ce3"/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6" calcext:value-type="float">
            <text:p>76</text:p>
          </table:table-cell>
          <table:covered-table-cell table:style-name="ce3"/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50" calcext:value-type="float">
            <text:p>250</text:p>
          </table:table-cell>
          <table:covered-table-cell table:style-name="ce3"/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55" calcext:value-type="float">
            <text:p>655</text:p>
          </table:table-cell>
          <table:covered-table-cell table:style-name="ce3"/>
          <table:table-cell table:style-name="ce3" office:value-type="float" office:value="3123" calcext:value-type="float">
            <text:p>3123</text:p>
          </table:table-cell>
          <table:table-cell table:style-name="ce3" office:value-type="float" office:value="3100" calcext:value-type="float">
            <text:p>3100</text:p>
          </table:table-cell>
          <table:table-cell table:style-name="ce3" office:value-type="float" office:value="3805" calcext:value-type="float">
            <text:p>3805</text:p>
          </table:table-cell>
          <table:table-cell table:style-name="ce3" office:value-type="float" office:value="3798" calcext:value-type="float">
            <text:p>3798</text:p>
          </table:table-cell>
          <table:table-cell table:style-name="ce3" office:value-type="float" office:value="3603" calcext:value-type="float">
            <text:p>3603</text:p>
          </table:table-cell>
          <table:table-cell table:style-name="ce3" office:value-type="float" office:value="3683" calcext:value-type="float">
            <text:p>3683</text:p>
          </table:table-cell>
          <table:table-cell table:style-name="ce3" office:value-type="float" office:value="3804" calcext:value-type="float">
            <text:p>3804</text:p>
          </table:table-cell>
          <table:table-cell table:style-name="ce3" office:value-type="float" office:value="3827" calcext:value-type="float">
            <text:p>3827</text:p>
          </table:table-cell>
          <table:table-cell table:style-name="ce3" office:value-type="float" office:value="3673" calcext:value-type="float">
            <text:p>3673</text:p>
          </table:table-cell>
          <table:table-cell table:style-name="ce3" office:value-type="float" office:value="4348" calcext:value-type="float">
            <text:p>4348</text:p>
          </table:table-cell>
          <table:covered-table-cell table:style-name="ce3"/>
          <table:table-cell table:style-name="ce3" office:value-type="float" office:value="28388" calcext:value-type="float">
            <text:p>28388</text:p>
          </table:table-cell>
          <table:table-cell table:style-name="ce3" office:value-type="float" office:value="31374" calcext:value-type="float">
            <text:p>31374</text:p>
          </table:table-cell>
          <table:table-cell table:style-name="ce3" office:value-type="float" office:value="35246" calcext:value-type="float">
            <text:p>35246</text:p>
          </table:table-cell>
          <table:table-cell table:style-name="ce3" office:value-type="float" office:value="26890" calcext:value-type="float">
            <text:p>26890</text:p>
          </table:table-cell>
          <table:table-cell table:style-name="ce3" office:value-type="float" office:value="26698" calcext:value-type="float">
            <text:p>26698</text:p>
          </table:table-cell>
          <table:table-cell table:style-name="ce3" office:value-type="float" office:value="28240" calcext:value-type="float">
            <text:p>28240</text:p>
          </table:table-cell>
          <table:table-cell table:style-name="ce3" office:value-type="float" office:value="25448" calcext:value-type="float">
            <text:p>25448</text:p>
          </table:table-cell>
          <table:table-cell table:style-name="ce3" office:value-type="float" office:value="25133" calcext:value-type="float">
            <text:p>25133</text:p>
          </table:table-cell>
          <table:table-cell table:style-name="ce3" office:value-type="float" office:value="25433" calcext:value-type="float">
            <text:p>25433</text:p>
          </table:table-cell>
          <table:table-cell table:style-name="ce3" office:value-type="float" office:value="25522" calcext:value-type="float">
            <text:p>25522</text:p>
          </table:table-cell>
          <table:covered-table-cell table:style-name="ce3"/>
          <table:table-cell table:style-name="ce3" office:value-type="float" office:value="257594" calcext:value-type="float">
            <text:p>257594</text:p>
          </table:table-cell>
          <table:table-cell table:style-name="ce3" office:value-type="float" office:value="261125" calcext:value-type="float">
            <text:p>261125</text:p>
          </table:table-cell>
          <table:table-cell table:style-name="ce3" office:value-type="float" office:value="259454" calcext:value-type="float">
            <text:p>259454</text:p>
          </table:table-cell>
          <table:table-cell table:style-name="ce3" office:value-type="float" office:value="262128" calcext:value-type="float">
            <text:p>262128</text:p>
          </table:table-cell>
          <table:table-cell table:style-name="ce3" office:value-type="float" office:value="257729" calcext:value-type="float">
            <text:p>257729</text:p>
          </table:table-cell>
        </table:table-row>
        <table:table-row table:style-name="ro1">
          <table:table-cell table:number-columns-repeated="7"/>
          <table:table-cell table:style-name="ce3"/>
          <table:covered-table-cell table:style-name="ce3"/>
          <table:table-cell table:number-columns-repeated="5"/>
          <table:table-cell table:style-name="ce3" table:number-columns-repeated="66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covered-table-cell table:number-columns-repeated="2"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8 Потоков; Размер цикла: 1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style-name="ce12" office:value-type="string" calcext:value-type="string" table:number-columns-spanned="1" table:number-rows-spanned="3">
            <text:p>8 Потоков; Размер цикла: 10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4" calcext:value-type="float">
            <text:p>34</text:p>
          </table:table-cell>
          <table:table-cell table:style-name="ce13" office:value-type="string" calcext:value-type="string" table:number-columns-spanned="1" table:number-rows-spanned="3">
            <text:p>8 Потоков; Размер цикла: 100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4" calcext:value-type="float">
            <text:p>44</text:p>
          </table:table-cell>
          <table:table-cell table:style-name="ce13" office:value-type="string" calcext:value-type="string" table:number-columns-spanned="1" table:number-rows-spanned="3">
            <text:p>8 Потоков; Размер цикла: 1000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5" calcext:value-type="float">
            <text:p>65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663" calcext:value-type="float">
            <text:p>663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0</text:p>
          </table:table-cell>
          <table:table-cell table:style-name="ce3" office:value-type="float" office:value="6028" calcext:value-type="float">
            <text:p>6028</text:p>
          </table:table-cell>
          <table:table-cell table:style-name="ce3" office:value-type="float" office:value="6073" calcext:value-type="float">
            <text:p>6073</text:p>
          </table:table-cell>
          <table:table-cell table:style-name="ce3" office:value-type="float" office:value="7245" calcext:value-type="float">
            <text:p>7245</text:p>
          </table:table-cell>
          <table:table-cell table:style-name="ce3" office:value-type="float" office:value="9188" calcext:value-type="float">
            <text:p>9188</text:p>
          </table:table-cell>
          <table:table-cell table:style-name="ce3" office:value-type="float" office:value="5411" calcext:value-type="float">
            <text:p>5411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00</text:p>
          </table:table-cell>
          <table:table-cell table:style-name="ce3" office:value-type="float" office:value="61791" calcext:value-type="float">
            <text:p>61791</text:p>
          </table:table-cell>
          <table:table-cell table:style-name="ce3" office:value-type="float" office:value="62250" calcext:value-type="float">
            <text:p>62250</text:p>
          </table:table-cell>
          <table:table-cell table:style-name="ce3" office:value-type="float" office:value="74261" calcext:value-type="float">
            <text:p>74261</text:p>
          </table:table-cell>
          <table:table-cell table:style-name="ce3" office:value-type="float" office:value="94179" calcext:value-type="float">
            <text:p>94179</text:p>
          </table:table-cell>
          <table:table-cell table:style-name="ce3" office:value-type="float" office:value="55463" calcext:value-type="float">
            <text:p>55463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 with gzip compression</text:p>
          </table:table-cell>
          <table:covered-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covered-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2" calcext:value-type="float">
            <text:p>32</text:p>
          </table:table-cell>
          <table:covered-table-cell table:style-name="ce3"/>
          <table:table-cell table:style-name="ce3" office:value-type="float" office:value="58" calcext:value-type="float">
            <text:p>5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1" calcext:value-type="float">
            <text:p>51</text:p>
          </table:table-cell>
          <table:covered-table-cell table:style-name="ce3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0" calcext:value-type="float">
            <text:p>90</text:p>
          </table:table-cell>
          <table:covered-table-cell table:style-name="ce3"/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53" calcext:value-type="float">
            <text:p>453</text:p>
          </table:table-cell>
          <table:covered-table-cell table:style-name="ce3"/>
          <table:table-cell table:style-name="ce3" office:value-type="float" office:value="7336" calcext:value-type="float">
            <text:p>7336</text:p>
          </table:table-cell>
          <table:table-cell table:style-name="ce3" office:value-type="float" office:value="6360" calcext:value-type="float">
            <text:p>6360</text:p>
          </table:table-cell>
          <table:table-cell table:style-name="ce3" office:value-type="float" office:value="4889" calcext:value-type="float">
            <text:p>4889</text:p>
          </table:table-cell>
          <table:table-cell table:style-name="ce3" office:value-type="float" office:value="5006" calcext:value-type="float">
            <text:p>5006</text:p>
          </table:table-cell>
          <table:table-cell table:style-name="ce3" office:value-type="float" office:value="8014" calcext:value-type="float">
            <text:p>8014</text:p>
          </table:table-cell>
          <table:covered-table-cell table:style-name="ce3"/>
          <table:table-cell table:style-name="ce3" office:value-type="float" office:value="75194" calcext:value-type="float">
            <text:p>75194</text:p>
          </table:table-cell>
          <table:table-cell table:style-name="ce3" office:value-type="float" office:value="65192" calcext:value-type="float">
            <text:p>65192</text:p>
          </table:table-cell>
          <table:table-cell table:style-name="ce3" office:value-type="float" office:value="50110" calcext:value-type="float">
            <text:p>50110</text:p>
          </table:table-cell>
          <table:table-cell table:style-name="ce3" office:value-type="float" office:value="51316" calcext:value-type="float">
            <text:p>51316</text:p>
          </table:table-cell>
          <table:table-cell table:style-name="ce3" office:value-type="float" office:value="82139" calcext:value-type="float">
            <text:p>82139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GzipRollingFileAppender</text:p>
          </table:table-cell>
          <table:covered-table-cell table:style-name="ce3"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covered-table-cell table:style-name="ce3"/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covered-table-cell table:style-name="ce3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8" calcext:value-type="float">
            <text:p>48</text:p>
          </table:table-cell>
          <table:covered-table-cell table:style-name="ce3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3" calcext:value-type="float">
            <text:p>103</text:p>
          </table:table-cell>
          <table:covered-table-cell table:style-name="ce3"/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81" calcext:value-type="float">
            <text:p>381</text:p>
          </table:table-cell>
          <table:covered-table-cell table:style-name="ce3"/>
          <table:table-cell table:style-name="ce3" office:value-type="float" office:value="6434" calcext:value-type="float">
            <text:p>6434</text:p>
          </table:table-cell>
          <table:table-cell table:style-name="ce3" office:value-type="float" office:value="3097" calcext:value-type="float">
            <text:p>3097</text:p>
          </table:table-cell>
          <table:table-cell table:style-name="ce3" office:value-type="float" office:value="4232" calcext:value-type="float">
            <text:p>4232</text:p>
          </table:table-cell>
          <table:table-cell table:style-name="ce3" office:value-type="float" office:value="4745" calcext:value-type="float">
            <text:p>4745</text:p>
          </table:table-cell>
          <table:table-cell table:style-name="ce3" office:value-type="float" office:value="5827" calcext:value-type="float">
            <text:p>5827</text:p>
          </table:table-cell>
          <table:covered-table-cell table:style-name="ce3"/>
          <table:table-cell table:style-name="ce3" office:value-type="float" office:value="65953" calcext:value-type="float">
            <text:p>65953</text:p>
          </table:table-cell>
          <table:table-cell table:style-name="ce3" office:value-type="float" office:value="31742" calcext:value-type="float">
            <text:p>31742</text:p>
          </table:table-cell>
          <table:table-cell table:style-name="ce3" office:value-type="float" office:value="43381" calcext:value-type="float">
            <text:p>43381</text:p>
          </table:table-cell>
          <table:table-cell table:style-name="ce3" office:value-type="float" office:value="48632" calcext:value-type="float">
            <text:p>48632</text:p>
          </table:table-cell>
          <table:table-cell table:style-name="ce3" office:value-type="float" office:value="59725" calcext:value-type="float">
            <text:p>59725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/>
          <table:covered-table-cell table:style-name="ce3"/>
          <table:table-cell table:number-columns-repeated="5"/>
          <table:table-cell table:style-name="ce3" table:number-columns-repeated="41"/>
          <table:table-cell table:number-columns-repeated="25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covered-table-cell table:number-columns-repeated="2"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4 Потока; Размер цикла: 1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ce12" office:value-type="string" calcext:value-type="string" table:number-columns-spanned="1" table:number-rows-spanned="3">
            <text:p>2 Потока; Размер цикла: 1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13" office:value-type="string" calcext:value-type="string" table:number-columns-spanned="1" table:number-rows-spanned="3">
            <text:p>2 Потока; Размер цикла: 100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1" calcext:value-type="float">
            <text:p>41</text:p>
          </table:table-cell>
          <table:table-cell table:style-name="ce13" office:value-type="string" calcext:value-type="string" table:number-columns-spanned="1" table:number-rows-spanned="3">
            <text:p>2 Поток; Размер цикла: 1000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7" calcext:value-type="float">
            <text:p>127</text:p>
          </table:table-cell>
          <table:table-cell table:style-name="ce13" office:value-type="string" calcext:value-type="string" table:number-columns-spanned="1" table:number-rows-spanned="3">
            <text:p>2 Потока; Размер цикла: 10000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90" calcext:value-type="float">
            <text:p>390</text:p>
          </table:table-cell>
          <table:table-cell table:style-name="ce13" office:value-type="string" calcext:value-type="string" table:number-columns-spanned="1" table:number-rows-spanned="3">
            <text:p>2 Потока; Размер цикла: 1000000</text:p>
          </table:table-cell>
          <table:table-cell table:style-name="ce3" office:value-type="float" office:value="11140" calcext:value-type="float">
            <text:p>11140</text:p>
          </table:table-cell>
          <table:table-cell table:style-name="ce3" office:value-type="float" office:value="11697" calcext:value-type="float">
            <text:p>11697</text:p>
          </table:table-cell>
          <table:table-cell table:style-name="ce3" office:value-type="float" office:value="12466" calcext:value-type="float">
            <text:p>12466</text:p>
          </table:table-cell>
          <table:table-cell table:style-name="ce3" office:value-type="float" office:value="14309" calcext:value-type="float">
            <text:p>14309</text:p>
          </table:table-cell>
          <table:table-cell table:style-name="ce3" office:value-type="float" office:value="9623" calcext:value-type="float">
            <text:p>9623</text:p>
          </table:table-cell>
          <table:table-cell table:style-name="ce13" office:value-type="string" calcext:value-type="string" table:number-columns-spanned="1" table:number-rows-spanned="3">
            <text:p>2 Потока; Размер цикла: 10000000</text:p>
          </table:table-cell>
          <table:table-cell table:style-name="ce3" office:value-type="float" office:value="111400" calcext:value-type="float">
            <text:p>111400</text:p>
          </table:table-cell>
          <table:table-cell table:style-name="ce3" office:value-type="float" office:value="116970" calcext:value-type="float">
            <text:p>116970</text:p>
          </table:table-cell>
          <table:table-cell table:style-name="ce3" office:value-type="float" office:value="124660" calcext:value-type="float">
            <text:p>124660</text:p>
          </table:table-cell>
          <table:table-cell table:style-name="ce3" office:value-type="float" office:value="143090" calcext:value-type="float">
            <text:p>143090</text:p>
          </table:table-cell>
          <table:table-cell table:style-name="ce3" office:value-type="float" office:value="96230" calcext:value-type="float">
            <text:p>9623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 with gzip compression</text:p>
          </table:table-cell>
          <table:covered-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covered-table-cell table:style-name="ce3"/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" calcext:value-type="float">
            <text:p>35</text:p>
          </table:table-cell>
          <table:covered-table-cell table:style-name="ce3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7" calcext:value-type="float">
            <text:p>37</text:p>
          </table:table-cell>
          <table:covered-table-cell table:style-name="ce3"/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38" calcext:value-type="float">
            <text:p>138</text:p>
          </table:table-cell>
          <table:covered-table-cell table:style-name="ce3"/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52" calcext:value-type="float">
            <text:p>352</text:p>
          </table:table-cell>
          <table:covered-table-cell table:style-name="ce3"/>
          <table:table-cell table:style-name="ce3" office:value-type="float" office:value="14036" calcext:value-type="float">
            <text:p>14036</text:p>
          </table:table-cell>
          <table:table-cell table:style-name="ce3" office:value-type="float" office:value="7417" calcext:value-type="float">
            <text:p>7417</text:p>
          </table:table-cell>
          <table:table-cell table:style-name="ce3" office:value-type="float" office:value="8889" calcext:value-type="float">
            <text:p>8889</text:p>
          </table:table-cell>
          <table:table-cell table:style-name="ce3" office:value-type="float" office:value="8791" calcext:value-type="float">
            <text:p>8791</text:p>
          </table:table-cell>
          <table:table-cell table:style-name="ce3" office:value-type="float" office:value="12040" calcext:value-type="float">
            <text:p>12040</text:p>
          </table:table-cell>
          <table:covered-table-cell table:style-name="ce3"/>
          <table:table-cell table:style-name="ce3" office:value-type="float" office:value="140360" calcext:value-type="float">
            <text:p>140360</text:p>
          </table:table-cell>
          <table:table-cell table:style-name="ce3" office:value-type="float" office:value="74170" calcext:value-type="float">
            <text:p>74170</text:p>
          </table:table-cell>
          <table:table-cell table:style-name="ce3" office:value-type="float" office:value="88890" calcext:value-type="float">
            <text:p>88890</text:p>
          </table:table-cell>
          <table:table-cell table:style-name="ce3" office:value-type="float" office:value="87910" calcext:value-type="float">
            <text:p>87910</text:p>
          </table:table-cell>
          <table:table-cell table:style-name="ce3" office:value-type="float" office:value="120400" calcext:value-type="float">
            <text:p>12040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GzipRollingFileAppender</text:p>
          </table:table-cell>
          <table:covered-table-cell table:style-name="ce3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covered-table-cell table:style-name="ce3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covered-table-cell table:style-name="ce3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covered-table-cell table:style-name="ce3"/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0" calcext:value-type="float">
            <text:p>110</text:p>
          </table:table-cell>
          <table:covered-table-cell table:style-name="ce3"/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672" calcext:value-type="float">
            <text:p>672</text:p>
          </table:table-cell>
          <table:covered-table-cell table:style-name="ce3"/>
          <table:table-cell table:style-name="ce3" office:value-type="float" office:value="5315" calcext:value-type="float">
            <text:p>5315</text:p>
          </table:table-cell>
          <table:table-cell table:style-name="ce3" office:value-type="float" office:value="5207" calcext:value-type="float">
            <text:p>5207</text:p>
          </table:table-cell>
          <table:table-cell table:style-name="ce3" office:value-type="float" office:value="6354" calcext:value-type="float">
            <text:p>6354</text:p>
          </table:table-cell>
          <table:table-cell table:style-name="ce3" office:value-type="float" office:value="5016" calcext:value-type="float">
            <text:p>5016</text:p>
          </table:table-cell>
          <table:table-cell table:style-name="ce3" office:value-type="float" office:value="8121" calcext:value-type="float">
            <text:p>8121</text:p>
          </table:table-cell>
          <table:covered-table-cell table:style-name="ce3"/>
          <table:table-cell table:style-name="ce3" office:value-type="float" office:value="53150" calcext:value-type="float">
            <text:p>53150</text:p>
          </table:table-cell>
          <table:table-cell table:style-name="ce3" office:value-type="float" office:value="52070" calcext:value-type="float">
            <text:p>52070</text:p>
          </table:table-cell>
          <table:table-cell table:style-name="ce3" office:value-type="float" office:value="63540" calcext:value-type="float">
            <text:p>63540</text:p>
          </table:table-cell>
          <table:table-cell table:style-name="ce3" office:value-type="float" office:value="50160" calcext:value-type="float">
            <text:p>50160</text:p>
          </table:table-cell>
          <table:table-cell table:style-name="ce3" office:value-type="float" office:value="81210" calcext:value-type="float">
            <text:p>8121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/>
          <table:covered-table-cell table:style-name="ce3"/>
          <table:table-cell table:number-columns-repeated="5"/>
          <table:table-cell table:style-name="ce3" table:number-columns-repeated="41"/>
          <table:table-cell table:number-columns-repeated="25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covered-table-cell table:number-columns-repeated="2"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1 Поток; Размер цикла: 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12" office:value-type="string" calcext:value-type="string" table:number-columns-spanned="1" table:number-rows-spanned="3">
            <text:p>1 Поток; Размер цикла: 10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2" calcext:value-type="float">
            <text:p>92</text:p>
          </table:table-cell>
          <table:table-cell table:style-name="ce13" office:value-type="string" calcext:value-type="string" table:number-columns-spanned="1" table:number-rows-spanned="3">
            <text:p>1 Поток; Размер цикла: 100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00" calcext:value-type="float">
            <text:p>300</text:p>
          </table:table-cell>
          <table:table-cell table:style-name="ce13" office:value-type="string" calcext:value-type="string" table:number-columns-spanned="1" table:number-rows-spanned="3">
            <text:p>1 Поток; Размер цикла: 10000</text:p>
          </table:table-cell>
          <table:table-cell table:style-name="ce3" office:value-type="float" office:value="1395" calcext:value-type="float">
            <text:p>1395</text:p>
          </table:table-cell>
          <table:table-cell table:style-name="ce3" office:value-type="float" office:value="1390" calcext:value-type="float">
            <text:p>1390</text:p>
          </table:table-cell>
          <table:table-cell table:style-name="ce3" office:value-type="float" office:value="1484" calcext:value-type="float">
            <text:p>1484</text:p>
          </table:table-cell>
          <table:table-cell table:style-name="ce3" office:value-type="float" office:value="1422" calcext:value-type="float">
            <text:p>1422</text:p>
          </table:table-cell>
          <table:table-cell table:style-name="ce3" office:value-type="float" office:value="2883" calcext:value-type="float">
            <text:p>2883</text:p>
          </table:table-cell>
          <table:table-cell table:style-name="ce13" office:value-type="string" calcext:value-type="string" table:number-columns-spanned="1" table:number-rows-spanned="3">
            <text:p>1 Поток; Размер цикла: 100000</text:p>
          </table:table-cell>
          <table:table-cell table:style-name="ce3" office:value-type="float" office:value="15765" calcext:value-type="float">
            <text:p>15765</text:p>
          </table:table-cell>
          <table:table-cell table:style-name="ce3" office:value-type="float" office:value="14956" calcext:value-type="float">
            <text:p>14956</text:p>
          </table:table-cell>
          <table:table-cell table:style-name="ce3" office:value-type="float" office:value="15246" calcext:value-type="float">
            <text:p>15246</text:p>
          </table:table-cell>
          <table:table-cell table:style-name="ce3" office:value-type="float" office:value="14258" calcext:value-type="float">
            <text:p>14258</text:p>
          </table:table-cell>
          <table:table-cell table:style-name="ce3" office:value-type="float" office:value="18644" calcext:value-type="float">
            <text:p>18644</text:p>
          </table:table-cell>
          <table:table-cell table:style-name="ce13" office:value-type="string" calcext:value-type="string" table:number-columns-spanned="1" table:number-rows-spanned="3">
            <text:p>1 Поток; Размер цикла: 1000000</text:p>
          </table:table-cell>
          <table:table-cell table:style-name="ce3" office:value-type="float" office:value="142802" calcext:value-type="float">
            <text:p>142802</text:p>
          </table:table-cell>
          <table:table-cell table:style-name="ce3" office:value-type="float" office:value="117610" calcext:value-type="float">
            <text:p>117610</text:p>
          </table:table-cell>
          <table:table-cell table:style-name="ce3" office:value-type="float" office:value="139354" calcext:value-type="float">
            <text:p>139354</text:p>
          </table:table-cell>
          <table:table-cell table:style-name="ce3" office:value-type="float" office:value="118291" calcext:value-type="float">
            <text:p>118291</text:p>
          </table:table-cell>
          <table:table-cell table:style-name="ce3" office:value-type="float" office:value="117751" calcext:value-type="float">
            <text:p>117751</text:p>
          </table:table-cell>
          <table:table-cell table:style-name="ce13" office:value-type="string" calcext:value-type="string" table:number-columns-spanned="1" table:number-rows-spanned="3">
            <text:p>1 Поток; Размер цикла: 10000000</text:p>
          </table:table-cell>
          <table:table-cell table:style-name="ce3" office:value-type="float" office:value="943266" calcext:value-type="float">
            <text:p>943266</text:p>
          </table:table-cell>
          <table:table-cell table:style-name="ce3" office:value-type="float" office:value="992739" calcext:value-type="float">
            <text:p>992739</text:p>
          </table:table-cell>
          <table:table-cell table:style-name="ce3" office:value-type="float" office:value="1012437" calcext:value-type="float">
            <text:p>1012437</text:p>
          </table:table-cell>
          <table:table-cell table:style-name="ce3" office:value-type="float" office:value="1115658" calcext:value-type="float">
            <text:p>1115658</text:p>
          </table:table-cell>
          <table:table-cell table:style-name="ce3" office:value-type="float" office:value="1100673" calcext:value-type="float">
            <text:p>1100673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 with gzip compression</text:p>
          </table:table-cell>
          <table:covered-table-cell table:style-name="ce3"/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covered-table-cell table:style-name="ce3"/>
          <table:table-cell table:style-name="ce3" office:value-type="float" office:value="77" calcext:value-type="float">
            <text:p>7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7" calcext:value-type="float">
            <text:p>67</text:p>
          </table:table-cell>
          <table:covered-table-cell table:style-name="ce3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20" calcext:value-type="float">
            <text:p>320</text:p>
          </table:table-cell>
          <table:covered-table-cell table:style-name="ce3"/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35" calcext:value-type="float">
            <text:p>1435</text:p>
          </table:table-cell>
          <table:table-cell table:style-name="ce3" office:value-type="float" office:value="1537" calcext:value-type="float">
            <text:p>1537</text:p>
          </table:table-cell>
          <table:table-cell table:style-name="ce3" office:value-type="float" office:value="1429" calcext:value-type="float">
            <text:p>1429</text:p>
          </table:table-cell>
          <table:table-cell table:style-name="ce3" office:value-type="float" office:value="1498" calcext:value-type="float">
            <text:p>1498</text:p>
          </table:table-cell>
          <table:covered-table-cell table:style-name="ce3"/>
          <table:table-cell table:style-name="ce3" office:value-type="float" office:value="11761" calcext:value-type="float">
            <text:p>11761</text:p>
          </table:table-cell>
          <table:table-cell table:style-name="ce3" office:value-type="float" office:value="10875" calcext:value-type="float">
            <text:p>10875</text:p>
          </table:table-cell>
          <table:table-cell table:style-name="ce3" office:value-type="float" office:value="11209" calcext:value-type="float">
            <text:p>11209</text:p>
          </table:table-cell>
          <table:table-cell table:style-name="ce3" office:value-type="float" office:value="11714" calcext:value-type="float">
            <text:p>11714</text:p>
          </table:table-cell>
          <table:table-cell table:style-name="ce3" office:value-type="float" office:value="11064" calcext:value-type="float">
            <text:p>11064</text:p>
          </table:table-cell>
          <table:covered-table-cell table:style-name="ce3"/>
          <table:table-cell table:style-name="ce3" office:value-type="float" office:value="118733" calcext:value-type="float">
            <text:p>118733</text:p>
          </table:table-cell>
          <table:table-cell table:style-name="ce3" office:value-type="float" office:value="10108" calcext:value-type="float">
            <text:p>10108</text:p>
          </table:table-cell>
          <table:table-cell table:style-name="ce3" office:value-type="float" office:value="102388" calcext:value-type="float">
            <text:p>102388</text:p>
          </table:table-cell>
          <table:table-cell table:style-name="ce3" office:value-type="float" office:value="94515" calcext:value-type="float">
            <text:p>94515</text:p>
          </table:table-cell>
          <table:table-cell table:style-name="ce3" office:value-type="float" office:value="100460" calcext:value-type="float">
            <text:p>100460</text:p>
          </table:table-cell>
          <table:covered-table-cell table:style-name="ce3"/>
          <table:table-cell table:style-name="ce3" office:value-type="float" office:value="1088861" calcext:value-type="float">
            <text:p>1088861</text:p>
          </table:table-cell>
          <table:table-cell table:style-name="ce3" office:value-type="float" office:value="903018" calcext:value-type="float">
            <text:p>903018</text:p>
          </table:table-cell>
          <table:table-cell table:style-name="ce3" office:value-type="float" office:value="861679" calcext:value-type="float">
            <text:p>861679</text:p>
          </table:table-cell>
          <table:table-cell table:style-name="ce3" office:value-type="float" office:value="858305" calcext:value-type="float">
            <text:p>858305</text:p>
          </table:table-cell>
          <table:table-cell table:style-name="ce3" office:value-type="float" office:value="846177" calcext:value-type="float">
            <text:p>846177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GzipRollingFileAppender</text:p>
          </table:table-cell>
          <table:covered-table-cell table:style-name="ce3"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covered-table-cell table:style-name="ce3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6" calcext:value-type="float">
            <text:p>56</text:p>
          </table:table-cell>
          <table:covered-table-cell table:style-name="ce3"/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47" calcext:value-type="float">
            <text:p>147</text:p>
          </table:table-cell>
          <table:covered-table-cell table:style-name="ce3"/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516" calcext:value-type="float">
            <text:p>516</text:p>
          </table:table-cell>
          <table:covered-table-cell table:style-name="ce3"/>
          <table:table-cell table:style-name="ce3" office:value-type="float" office:value="2490" calcext:value-type="float">
            <text:p>2490</text:p>
          </table:table-cell>
          <table:table-cell table:style-name="ce3" office:value-type="float" office:value="2430" calcext:value-type="float">
            <text:p>2430</text:p>
          </table:table-cell>
          <table:table-cell table:style-name="ce3" office:value-type="float" office:value="2519" calcext:value-type="float">
            <text:p>2519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582" calcext:value-type="float">
            <text:p>2582</text:p>
          </table:table-cell>
          <table:covered-table-cell table:style-name="ce3"/>
          <table:table-cell table:style-name="ce3" office:value-type="float" office:value="20203" calcext:value-type="float">
            <text:p>20203</text:p>
          </table:table-cell>
          <table:table-cell table:style-name="ce3" office:value-type="float" office:value="21150" calcext:value-type="float">
            <text:p>21150</text:p>
          </table:table-cell>
          <table:table-cell table:style-name="ce3" office:value-type="float" office:value="21457" calcext:value-type="float">
            <text:p>21457</text:p>
          </table:table-cell>
          <table:table-cell table:style-name="ce3" office:value-type="float" office:value="20411" calcext:value-type="float">
            <text:p>20411</text:p>
          </table:table-cell>
          <table:table-cell table:style-name="ce3" office:value-type="float" office:value="20538" calcext:value-type="float">
            <text:p>20538</text:p>
          </table:table-cell>
          <table:covered-table-cell table:style-name="ce3"/>
          <table:table-cell table:style-name="ce3" office:value-type="float" office:value="190594" calcext:value-type="float">
            <text:p>190594</text:p>
          </table:table-cell>
          <table:table-cell table:style-name="ce3" office:value-type="float" office:value="201092" calcext:value-type="float">
            <text:p>201092</text:p>
          </table:table-cell>
          <table:table-cell table:style-name="ce3" office:value-type="float" office:value="193300" calcext:value-type="float">
            <text:p>193300</text:p>
          </table:table-cell>
          <table:table-cell table:style-name="ce3" office:value-type="float" office:value="190186" calcext:value-type="float">
            <text:p>190186</text:p>
          </table:table-cell>
          <table:table-cell table:style-name="ce3" office:value-type="float" office:value="188498" calcext:value-type="float">
            <text:p>188498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/>
          <table:covered-table-cell table:style-name="ce3"/>
          <table:table-cell table:number-columns-repeated="5"/>
          <table:table-cell table:style-name="ce3" table:number-columns-repeated="61"/>
          <table:table-cell table:number-columns-repeated="5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covered-table-cell table:number-columns-repeated="2"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8 Потоков; Размер цикла: 10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61" calcext:value-type="float">
            <text:p>161</text:p>
          </table:table-cell>
          <table:table-cell table:style-name="ce12" office:value-type="string" calcext:value-type="string" table:number-columns-spanned="1" table:number-rows-spanned="3">
            <text:p>8 Потоков; Размер цикла: 10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25" calcext:value-type="float">
            <text:p>125</text:p>
          </table:table-cell>
          <table:table-cell table:style-name="ce13" office:value-type="string" calcext:value-type="string" table:number-columns-spanned="1" table:number-rows-spanned="3">
            <text:p>8 Потоков; Размер цикла: 100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72" calcext:value-type="float">
            <text:p>172</text:p>
          </table:table-cell>
          <table:table-cell table:style-name="ce13" office:value-type="string" calcext:value-type="string" table:number-columns-spanned="1" table:number-rows-spanned="3">
            <text:p>8 Потоков; Размер цикла: 1000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14" calcext:value-type="float">
            <text:p>514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594" calcext:value-type="float">
            <text:p>3594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0</text:p>
          </table:table-cell>
          <table:table-cell table:style-name="ce3" office:value-type="float" office:value="30703" calcext:value-type="float">
            <text:p>30703</text:p>
          </table:table-cell>
          <table:table-cell table:style-name="ce3" office:value-type="float" office:value="5616" calcext:value-type="float">
            <text:p>5616</text:p>
          </table:table-cell>
          <table:table-cell table:style-name="ce3" office:value-type="float" office:value="5513" calcext:value-type="float">
            <text:p>5513</text:p>
          </table:table-cell>
          <table:table-cell table:style-name="ce3" office:value-type="float" office:value="7012" calcext:value-type="float">
            <text:p>7012</text:p>
          </table:table-cell>
          <table:table-cell table:style-name="ce3" office:value-type="float" office:value="5257" calcext:value-type="float">
            <text:p>5257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00</text:p>
          </table:table-cell>
          <table:table-cell table:style-name="ce3" office:value-type="float" office:value="307030" calcext:value-type="float">
            <text:p>307030</text:p>
          </table:table-cell>
          <table:table-cell table:style-name="ce3" office:value-type="float" office:value="56160" calcext:value-type="float">
            <text:p>56160</text:p>
          </table:table-cell>
          <table:table-cell table:style-name="ce3" office:value-type="float" office:value="55130" calcext:value-type="float">
            <text:p>55130</text:p>
          </table:table-cell>
          <table:table-cell table:style-name="ce3" office:value-type="float" office:value="70120" calcext:value-type="float">
            <text:p>70120</text:p>
          </table:table-cell>
          <table:table-cell table:style-name="ce3" office:value-type="float" office:value="52570" calcext:value-type="float">
            <text:p>5257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 with gzip compression</text:p>
          </table:table-cell>
          <table:covered-table-cell table:style-name="ce3"/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covered-table-cell table:style-name="ce3"/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06" calcext:value-type="float">
            <text:p>106</text:p>
          </table:table-cell>
          <table:covered-table-cell table:style-name="ce3"/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2" calcext:value-type="float">
            <text:p>132</text:p>
          </table:table-cell>
          <table:covered-table-cell table:style-name="ce3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65" calcext:value-type="float">
            <text:p>165</text:p>
          </table:table-cell>
          <table:covered-table-cell table:style-name="ce3"/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27" calcext:value-type="float">
            <text:p>527</text:p>
          </table:table-cell>
          <table:covered-table-cell table:style-name="ce3"/>
          <table:table-cell table:style-name="ce3" office:value-type="float" office:value="6147" calcext:value-type="float">
            <text:p>6147</text:p>
          </table:table-cell>
          <table:table-cell table:style-name="ce3" office:value-type="float" office:value="6445" calcext:value-type="float">
            <text:p>6445</text:p>
          </table:table-cell>
          <table:table-cell table:style-name="ce3" office:value-type="float" office:value="6302" calcext:value-type="float">
            <text:p>6302</text:p>
          </table:table-cell>
          <table:table-cell table:style-name="ce3" office:value-type="float" office:value="6120" calcext:value-type="float">
            <text:p>6120</text:p>
          </table:table-cell>
          <table:table-cell table:style-name="ce3" office:value-type="float" office:value="6446" calcext:value-type="float">
            <text:p>6446</text:p>
          </table:table-cell>
          <table:covered-table-cell table:style-name="ce3"/>
          <table:table-cell table:style-name="ce3" office:value-type="float" office:value="61470" calcext:value-type="float">
            <text:p>61470</text:p>
          </table:table-cell>
          <table:table-cell table:style-name="ce3" office:value-type="float" office:value="64450" calcext:value-type="float">
            <text:p>64450</text:p>
          </table:table-cell>
          <table:table-cell table:style-name="ce3" office:value-type="float" office:value="63020" calcext:value-type="float">
            <text:p>63020</text:p>
          </table:table-cell>
          <table:table-cell table:style-name="ce3" office:value-type="float" office:value="61200" calcext:value-type="float">
            <text:p>61200</text:p>
          </table:table-cell>
          <table:table-cell table:style-name="ce3" office:value-type="float" office:value="64460" calcext:value-type="float">
            <text:p>6446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GzipRollingFileAppender</text:p>
          </table:table-cell>
          <table:covered-table-cell table:style-name="ce3"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covered-table-cell table:style-name="ce3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covered-table-cell table:style-name="ce3"/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2" calcext:value-type="float">
            <text:p>72</text:p>
          </table:table-cell>
          <table:covered-table-cell table:style-name="ce3"/>
          <table:table-cell table:number-columns-repeated="5" table:style-name="ce3" office:value-type="float" office:value="112" calcext:value-type="float">
            <text:p>112</text:p>
          </table:table-cell>
          <table:covered-table-cell table:style-name="ce3"/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94" calcext:value-type="float">
            <text:p>394</text:p>
          </table:table-cell>
          <table:covered-table-cell table:style-name="ce3"/>
          <table:table-cell table:style-name="ce3" office:value-type="float" office:value="5668" calcext:value-type="float">
            <text:p>5668</text:p>
          </table:table-cell>
          <table:table-cell table:style-name="ce3" office:value-type="float" office:value="6050" calcext:value-type="float">
            <text:p>6050</text:p>
          </table:table-cell>
          <table:table-cell table:style-name="ce3" office:value-type="float" office:value="5840" calcext:value-type="float">
            <text:p>5840</text:p>
          </table:table-cell>
          <table:table-cell table:style-name="ce3" office:value-type="float" office:value="5672" calcext:value-type="float">
            <text:p>5672</text:p>
          </table:table-cell>
          <table:table-cell table:style-name="ce3" office:value-type="float" office:value="5822" calcext:value-type="float">
            <text:p>5822</text:p>
          </table:table-cell>
          <table:covered-table-cell table:style-name="ce3"/>
          <table:table-cell table:style-name="ce3" table:formula="of:=[.AN38] * 10" office:value-type="float" office:value="56680" calcext:value-type="float">
            <text:p>56680</text:p>
          </table:table-cell>
          <table:table-cell table:style-name="ce3" office:value-type="float" office:value="60500" calcext:value-type="float">
            <text:p>60500</text:p>
          </table:table-cell>
          <table:table-cell table:style-name="ce3" office:value-type="float" office:value="58400" calcext:value-type="float">
            <text:p>58400</text:p>
          </table:table-cell>
          <table:table-cell table:style-name="ce3" office:value-type="float" office:value="56720" calcext:value-type="float">
            <text:p>56720</text:p>
          </table:table-cell>
          <table:table-cell table:style-name="ce3" office:value-type="float" office:value="58220" calcext:value-type="float">
            <text:p>5822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/>
          <table:covered-table-cell table:style-name="ce3"/>
          <table:table-cell table:number-columns-repeated="5"/>
          <table:table-cell table:style-name="ce3" table:number-columns-repeated="41"/>
          <table:table-cell table:number-columns-repeated="25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covered-table-cell table:number-columns-repeated="2"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4 Потока; Размер цикла: 10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formula="of:=[.L$46]/[.L$38]*[.L36]" office:value-type="float" office:value="93.625" calcext:value-type="float">
            <text:p>93,625</text:p>
          </table:table-cell>
          <table:table-cell table:formula="of:=[.M$46]/[.M$38]*[.M36]" office:value-type="float" office:value="86.953125" calcext:value-type="float">
            <text:p>86,953125</text:p>
          </table:table-cell>
          <table:table-cell table:formula="of:=[.N$46]/[.N$38]*[.N36]" office:value-type="float" office:value="150.9375" calcext:value-type="float">
            <text:p>150,9375</text:p>
          </table:table-cell>
          <table:table-cell table:style-name="ce12" office:value-type="string" calcext:value-type="string" table:number-columns-spanned="1" table:number-rows-spanned="4">
            <text:p>4 Потока; Размер цикла: 100</text:p>
          </table:table-cell>
          <table:table-cell table:style-name="ce3" table:formula="of:=[.P$46]/[.P$38]*[.P36]" office:value-type="float" office:value="78" calcext:value-type="float">
            <text:p>78</text:p>
          </table:table-cell>
          <table:table-cell table:style-name="ce3" table:formula="of:=[.Q$46]/[.Q$38]*[.Q36]" office:value-type="float" office:value="83.671875" calcext:value-type="float">
            <text:p>83,671875</text:p>
          </table:table-cell>
          <table:table-cell table:style-name="ce3" table:formula="of:=[.R$46]/[.R$38]*[.R36]" office:value-type="float" office:value="88.8333333333333" calcext:value-type="float">
            <text:p>88,8333333333333</text:p>
          </table:table-cell>
          <table:table-cell table:style-name="ce3" table:formula="of:=[.S$46]/[.S$38]*[.S36]" office:value-type="float" office:value="89.8035714285714" calcext:value-type="float">
            <text:p>89,8035714285714</text:p>
          </table:table-cell>
          <table:table-cell table:style-name="ce3" table:formula="of:=[.T$46]/[.T$38]*[.T36]" office:value-type="float" office:value="86.8055555555556" calcext:value-type="float">
            <text:p>86,8055555555556</text:p>
          </table:table-cell>
          <table:table-cell table:style-name="ce12" office:value-type="string" calcext:value-type="string" table:number-columns-spanned="1" table:number-rows-spanned="4">
            <text:p>4 Потока; Размер цикла: 1000</text:p>
          </table:table-cell>
          <table:table-cell table:style-name="ce3" table:formula="of:=[.V$46]/[.V$38]*[.V36]" office:value-type="float" office:value="105.875" calcext:value-type="float">
            <text:p>105,875</text:p>
          </table:table-cell>
          <table:table-cell table:style-name="ce3" table:formula="of:=[.W$46]/[.W$38]*[.W36]" office:value-type="float" office:value="120.910714285714" calcext:value-type="float">
            <text:p>120,910714285714</text:p>
          </table:table-cell>
          <table:table-cell table:style-name="ce3" table:formula="of:=[.X$46]/[.X$38]*[.X36]" office:value-type="float" office:value="103.821428571429" calcext:value-type="float">
            <text:p>103,821428571429</text:p>
          </table:table-cell>
          <table:table-cell table:style-name="ce3" table:formula="of:=[.Y$46]/[.Y$38]*[.Y36]" office:value-type="float" office:value="100" calcext:value-type="float">
            <text:p>100</text:p>
          </table:table-cell>
          <table:table-cell table:style-name="ce3" table:formula="of:=[.Z$46]/[.Z$38]*[.Z36]" office:value-type="float" office:value="152.888888888889" calcext:value-type="float">
            <text:p>152,888888888889</text:p>
          </table:table-cell>
          <table:table-cell table:style-name="ce12" office:value-type="string" calcext:value-type="string" table:number-columns-spanned="1" table:number-rows-spanned="4">
            <text:p>4 Потока; Размер цикла: 10000</text:p>
          </table:table-cell>
          <table:table-cell table:style-name="ce3" table:formula="of:=[.AB$46]/[.AB$38]*[.AB36]" office:value-type="float" office:value="179.357142857143" calcext:value-type="float">
            <text:p>179,357142857143</text:p>
          </table:table-cell>
          <table:table-cell table:style-name="ce3" table:formula="of:=[.AC$46]/[.AC$38]*[.AC36]" office:value-type="float" office:value="192.1875" calcext:value-type="float">
            <text:p>192,1875</text:p>
          </table:table-cell>
          <table:table-cell table:style-name="ce3" table:formula="of:=[.AD$46]/[.AD$38]*[.AD36]" office:value-type="float" office:value="161.875" calcext:value-type="float">
            <text:p>161,875</text:p>
          </table:table-cell>
          <table:table-cell table:style-name="ce3" table:formula="of:=[.AE$46]/[.AE$38]*[.AE36]" office:value-type="float" office:value="191.517857142857" calcext:value-type="float">
            <text:p>191,517857142857</text:p>
          </table:table-cell>
          <table:table-cell table:style-name="ce3" table:formula="of:=[.AF$46]/[.AF$38]*[.AF36]" office:value-type="float" office:value="514" calcext:value-type="float">
            <text:p>514</text:p>
          </table:table-cell>
          <table:table-cell table:style-name="ce12" office:value-type="string" calcext:value-type="string" table:number-columns-spanned="1" table:number-rows-spanned="4">
            <text:p>4 Потока; Размер цикла: 100000</text:p>
          </table:table-cell>
          <table:table-cell table:style-name="ce3" table:formula="of:=[.AH$46]/[.AH$38]*[.AH36]" office:value-type="float" office:value="496.015706806283" calcext:value-type="float">
            <text:p>496,015706806283</text:p>
          </table:table-cell>
          <table:table-cell table:style-name="ce3" table:formula="of:=[.AI$46]/[.AI$38]*[.AI36]" office:value-type="float" office:value="545.553191489362" calcext:value-type="float">
            <text:p>545,553191489362</text:p>
          </table:table-cell>
          <table:table-cell table:style-name="ce3" table:formula="of:=[.AJ$46]/[.AJ$38]*[.AJ36]" office:value-type="float" office:value="601.270557029178" calcext:value-type="float">
            <text:p>601,270557029178</text:p>
          </table:table-cell>
          <table:table-cell table:style-name="ce3" table:formula="of:=[.AK$46]/[.AK$38]*[.AK36]" office:value-type="float" office:value="531.512953367876" calcext:value-type="float">
            <text:p>531,512953367876</text:p>
          </table:table-cell>
          <table:table-cell table:style-name="ce3" table:formula="of:=[.AL$46]/[.AL$38]*[.AL36]" office:value-type="float" office:value="4077.45685279188" calcext:value-type="float">
            <text:p>4077,45685279188</text:p>
          </table:table-cell>
          <table:table-cell table:style-name="ce12" office:value-type="string" calcext:value-type="string" table:number-columns-spanned="1" table:number-rows-spanned="4">
            <text:p>4 Потока; Размер цикла: 1000000</text:p>
          </table:table-cell>
          <table:table-cell table:style-name="ce3" table:formula="of:=[.AN$46]/[.AN$38]*[.AN36]" office:value-type="float" office:value="33010.6002117149" calcext:value-type="float">
            <text:p>33010,6002117149</text:p>
          </table:table-cell>
          <table:table-cell table:style-name="ce3" table:formula="of:=[.AO$46]/[.AO$38]*[.AO36]" office:value-type="float" office:value="5457.2667768595" calcext:value-type="float">
            <text:p>5457,2667768595</text:p>
          </table:table-cell>
          <table:table-cell table:style-name="ce3" table:formula="of:=[.AP$46]/[.AP$38]*[.AP36]" office:value-type="float" office:value="5820.74623287671" calcext:value-type="float">
            <text:p>5820,74623287671</text:p>
          </table:table-cell>
          <table:table-cell table:style-name="ce3" table:formula="of:=[.AQ$46]/[.AQ$38]*[.AQ36]" office:value-type="float" office:value="7871.19252468265" calcext:value-type="float">
            <text:p>7871,19252468265</text:p>
          </table:table-cell>
          <table:table-cell table:style-name="ce3" table:formula="of:=[.AR$46]/[.AR$38]*[.AR36]" office:value-type="float" office:value="6299.00927516317" calcext:value-type="float">
            <text:p>6299,00927516317</text:p>
          </table:table-cell>
          <table:table-cell table:style-name="ce12" office:value-type="string" calcext:value-type="string" table:number-columns-spanned="1" table:number-rows-spanned="4">
            <text:p>4 Потока; Размер цикла: 10000000</text:p>
          </table:table-cell>
          <table:table-cell table:style-name="ce3" table:formula="of:=[.AT$46]/[.AT$38]*[.AT36]" office:value-type="float" office:value="330106.002117149" calcext:value-type="float">
            <text:p>330106,002117149</text:p>
          </table:table-cell>
          <table:table-cell table:style-name="ce3" table:formula="of:=[.AU$46]/[.AU$38]*[.AU36]" office:value-type="float" office:value="54572.667768595" calcext:value-type="float">
            <text:p>54572,667768595</text:p>
          </table:table-cell>
          <table:table-cell table:style-name="ce3" table:formula="of:=[.AV$46]/[.AV$38]*[.AV36]" office:value-type="float" office:value="60104.9160958904" calcext:value-type="float">
            <text:p>60104,9160958904</text:p>
          </table:table-cell>
          <table:table-cell table:style-name="ce3" table:formula="of:=[.AW$46]/[.AW$38]*[.AW36]" office:value-type="float" office:value="86240.6770098731" calcext:value-type="float">
            <text:p>86240,6770098731</text:p>
          </table:table-cell>
          <table:table-cell table:style-name="ce3" table:formula="of:=[.AX$46]/[.AX$38]*[.AX36]" office:value-type="float" office:value="55676.1628306424" calcext:value-type="float">
            <text:p>55676,1628306424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 with gzip compression</text:p>
          </table:table-cell>
          <table:covered-table-cell table:style-name="ce3"/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formula="of:=[.L$46]/[.L$38]*[.L37]" office:value-type="float" office:value="96.25" calcext:value-type="float">
            <text:p>96,25</text:p>
          </table:table-cell>
          <table:table-cell table:formula="of:=[.M$46]/[.M$38]*[.M37]" office:value-type="float" office:value="86.125" calcext:value-type="float">
            <text:p>86,125</text:p>
          </table:table-cell>
          <table:table-cell table:formula="of:=[.N$46]/[.N$38]*[.N37]" office:value-type="float" office:value="99.375" calcext:value-type="float">
            <text:p>99,375</text:p>
          </table:table-cell>
          <table:covered-table-cell table:style-name="ce3"/>
          <table:table-cell table:style-name="ce3" table:formula="of:=[.P$46]/[.P$38]*[.P37]" office:value-type="float" office:value="78.75" calcext:value-type="float">
            <text:p>78,75</text:p>
          </table:table-cell>
          <table:table-cell table:style-name="ce3" table:formula="of:=[.Q$46]/[.Q$38]*[.Q37]" office:value-type="float" office:value="89.25" calcext:value-type="float">
            <text:p>89,25</text:p>
          </table:table-cell>
          <table:table-cell table:style-name="ce3" table:formula="of:=[.R$46]/[.R$38]*[.R37]" office:value-type="float" office:value="93.9583333333333" calcext:value-type="float">
            <text:p>93,9583333333333</text:p>
          </table:table-cell>
          <table:table-cell table:style-name="ce3" table:formula="of:=[.S$46]/[.S$38]*[.S37]" office:value-type="float" office:value="95.6785714285714" calcext:value-type="float">
            <text:p>95,6785714285714</text:p>
          </table:table-cell>
          <table:table-cell table:style-name="ce3" table:formula="of:=[.T$46]/[.T$38]*[.T37]" office:value-type="float" office:value="73.6111111111111" calcext:value-type="float">
            <text:p>73,6111111111111</text:p>
          </table:table-cell>
          <table:covered-table-cell table:style-name="ce3" table:formula="of:=[.U$46]/[.U$38]*[.U37]" office:value-type="string" office:string-value="" calcext:value-type="error">
            <text:p>#ДЕЛ/0!</text:p>
          </table:covered-table-cell>
          <table:table-cell table:style-name="ce3" table:formula="of:=[.V$46]/[.V$38]*[.V37]" office:value-type="float" office:value="115.5" calcext:value-type="float">
            <text:p>115,5</text:p>
          </table:table-cell>
          <table:table-cell table:style-name="ce3" table:formula="of:=[.W$46]/[.W$38]*[.W37]" office:value-type="float" office:value="142.696428571429" calcext:value-type="float">
            <text:p>142,696428571429</text:p>
          </table:table-cell>
          <table:table-cell table:style-name="ce3" table:formula="of:=[.X$46]/[.X$38]*[.X37]" office:value-type="float" office:value="113.839285714286" calcext:value-type="float">
            <text:p>113,839285714286</text:p>
          </table:table-cell>
          <table:table-cell table:style-name="ce3" table:formula="of:=[.Y$46]/[.Y$38]*[.Y37]" office:value-type="float" office:value="109.6" calcext:value-type="float">
            <text:p>109,6</text:p>
          </table:table-cell>
          <table:table-cell table:style-name="ce3" table:formula="of:=[.Z$46]/[.Z$38]*[.Z37]" office:value-type="float" office:value="117.333333333333" calcext:value-type="float">
            <text:p>117,333333333333</text:p>
          </table:table-cell>
          <table:covered-table-cell table:style-name="ce3" table:formula="of:=[.AA$46]/[.AA$38]*[.AA37]" office:value-type="string" office:string-value="" calcext:value-type="error">
            <text:p>#ДЕЛ/0!</text:p>
          </table:covered-table-cell>
          <table:table-cell table:style-name="ce3" table:formula="of:=[.AB$46]/[.AB$38]*[.AB37]" office:value-type="float" office:value="173.571428571429" calcext:value-type="float">
            <text:p>173,571428571429</text:p>
          </table:table-cell>
          <table:table-cell table:style-name="ce3" table:formula="of:=[.AC$46]/[.AC$38]*[.AC37]" office:value-type="float" office:value="166.875" calcext:value-type="float">
            <text:p>166,875</text:p>
          </table:table-cell>
          <table:table-cell table:style-name="ce3" table:formula="of:=[.AD$46]/[.AD$38]*[.AD37]" office:value-type="float" office:value="154" calcext:value-type="float">
            <text:p>154</text:p>
          </table:table-cell>
          <table:table-cell table:style-name="ce3" table:formula="of:=[.AE$46]/[.AE$38]*[.AE37]" office:value-type="float" office:value="201.964285714286" calcext:value-type="float">
            <text:p>201,964285714286</text:p>
          </table:table-cell>
          <table:table-cell table:style-name="ce3" table:formula="of:=[.AF$46]/[.AF$38]*[.AF37]" office:value-type="float" office:value="165" calcext:value-type="float">
            <text:p>165</text:p>
          </table:table-cell>
          <table:covered-table-cell table:style-name="ce3" table:formula="of:=[.AG$46]/[.AG$38]*[.AG37]" office:value-type="string" office:string-value="" calcext:value-type="error">
            <text:p>#ДЕЛ/0!</text:p>
          </table:covered-table-cell>
          <table:table-cell table:style-name="ce3" table:formula="of:=[.AH$46]/[.AH$38]*[.AH37]" office:value-type="float" office:value="588.811518324607" calcext:value-type="float">
            <text:p>588,811518324607</text:p>
          </table:table-cell>
          <table:table-cell table:style-name="ce3" table:formula="of:=[.AI$46]/[.AI$38]*[.AI37]" office:value-type="float" office:value="718.803191489362" calcext:value-type="float">
            <text:p>718,803191489362</text:p>
          </table:table-cell>
          <table:table-cell table:style-name="ce3" table:formula="of:=[.AJ$46]/[.AJ$38]*[.AJ37]" office:value-type="float" office:value="718.941644562334" calcext:value-type="float">
            <text:p>718,941644562334</text:p>
          </table:table-cell>
          <table:table-cell table:style-name="ce3" table:formula="of:=[.AK$46]/[.AK$38]*[.AK37]" office:value-type="float" office:value="537.99481865285" calcext:value-type="float">
            <text:p>537,99481865285</text:p>
          </table:table-cell>
          <table:table-cell table:style-name="ce3" table:formula="of:=[.AL$46]/[.AL$38]*[.AL37]" office:value-type="float" office:value="597.890862944163" calcext:value-type="float">
            <text:p>597,890862944163</text:p>
          </table:table-cell>
          <table:covered-table-cell table:style-name="ce3" table:formula="of:=[.AM$46]/[.AM$38]*[.AM37]" office:value-type="string" office:string-value="" calcext:value-type="error">
            <text:p>#ДЕЛ/0!</text:p>
          </table:covered-table-cell>
          <table:table-cell table:style-name="ce3" table:formula="of:=[.AN$46]/[.AN$38]*[.AN37]" office:value-type="float" office:value="6609.00105857445" calcext:value-type="float">
            <text:p>6609,00105857445</text:p>
          </table:table-cell>
          <table:table-cell table:style-name="ce3" table:formula="of:=[.AO$46]/[.AO$38]*[.AO37]" office:value-type="float" office:value="6262.83553719008" calcext:value-type="float">
            <text:p>6262,83553719008</text:p>
          </table:table-cell>
          <table:table-cell table:style-name="ce3" table:formula="of:=[.AP$46]/[.AP$38]*[.AP37]" office:value-type="float" office:value="6653.7897260274" calcext:value-type="float">
            <text:p>6653,7897260274</text:p>
          </table:table-cell>
          <table:table-cell table:style-name="ce3" table:formula="of:=[.AQ$46]/[.AQ$38]*[.AQ37]" office:value-type="float" office:value="6869.89421720733" calcext:value-type="float">
            <text:p>6869,89421720733</text:p>
          </table:table-cell>
          <table:table-cell table:style-name="ce3" table:formula="of:=[.AR$46]/[.AR$38]*[.AR37]" office:value-type="float" office:value="7723.6853315012" calcext:value-type="float">
            <text:p>7723,6853315012</text:p>
          </table:table-cell>
          <table:covered-table-cell table:style-name="ce3" table:formula="of:=[.AS$46]/[.AS$38]*[.AS37]" office:value-type="string" office:string-value="" calcext:value-type="error">
            <text:p>#ДЕЛ/0!</text:p>
          </table:covered-table-cell>
          <table:table-cell table:style-name="ce3" table:formula="of:=[.AT$46]/[.AT$38]*[.AT37]" office:value-type="float" office:value="66090.0105857445" calcext:value-type="float">
            <text:p>66090,0105857445</text:p>
          </table:table-cell>
          <table:table-cell table:style-name="ce3" table:formula="of:=[.AU$46]/[.AU$38]*[.AU37]" office:value-type="float" office:value="62628.3553719008" calcext:value-type="float">
            <text:p>62628,3553719008</text:p>
          </table:table-cell>
          <table:table-cell table:style-name="ce3" table:formula="of:=[.AV$46]/[.AV$38]*[.AV37]" office:value-type="float" office:value="68706.9075342466" calcext:value-type="float">
            <text:p>68706,9075342466</text:p>
          </table:table-cell>
          <table:table-cell table:style-name="ce3" table:formula="of:=[.AW$46]/[.AW$38]*[.AW37]" office:value-type="float" office:value="75269.957686883" calcext:value-type="float">
            <text:p>75269,957686883</text:p>
          </table:table-cell>
          <table:table-cell table:style-name="ce3" table:formula="of:=[.AX$46]/[.AX$38]*[.AX37]" office:value-type="float" office:value="68268.69804191" calcext:value-type="float">
            <text:p>68268,69804191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GzipRollingFileAppender</text:p>
          </table:table-cell>
          <table:covered-table-cell table:style-name="ce3"/>
          <table:table-cell table:number-columns-repeated="2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covered-table-cell table:style-name="ce3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0" calcext:value-type="float">
            <text:p>50</text:p>
          </table:table-cell>
          <table:covered-table-cell table:style-name="ce3"/>
          <table:table-cell table:style-name="ce3" office:value-type="float" office:value="63" calcext:value-type="float">
            <text:p>6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64" calcext:value-type="float">
            <text:p>64</text:p>
          </table:table-cell>
          <table:covered-table-cell table:style-name="ce3"/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12" calcext:value-type="float">
            <text:p>112</text:p>
          </table:table-cell>
          <table:covered-table-cell table:style-name="ce3"/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47" calcext:value-type="float">
            <text:p>447</text:p>
          </table:table-cell>
          <table:covered-table-cell table:style-name="ce3"/>
          <table:table-cell table:style-name="ce3" office:value-type="float" office:value="6094" calcext:value-type="float">
            <text:p>6094</text:p>
          </table:table-cell>
          <table:table-cell table:style-name="ce3" office:value-type="float" office:value="5879" calcext:value-type="float">
            <text:p>5879</text:p>
          </table:table-cell>
          <table:table-cell table:style-name="ce3" office:value-type="float" office:value="6166" calcext:value-type="float">
            <text:p>6166</text:p>
          </table:table-cell>
          <table:table-cell table:style-name="ce3" office:value-type="float" office:value="6367" calcext:value-type="float">
            <text:p>6367</text:p>
          </table:table-cell>
          <table:table-cell table:style-name="ce3" office:value-type="float" office:value="6976" calcext:value-type="float">
            <text:p>6976</text:p>
          </table:table-cell>
          <table:covered-table-cell table:style-name="ce3"/>
          <table:table-cell table:style-name="ce3" office:value-type="float" office:value="60940" calcext:value-type="float">
            <text:p>60940</text:p>
          </table:table-cell>
          <table:table-cell table:style-name="ce3" office:value-type="float" office:value="58790" calcext:value-type="float">
            <text:p>58790</text:p>
          </table:table-cell>
          <table:table-cell table:style-name="ce3" office:value-type="float" office:value="63670" calcext:value-type="float">
            <text:p>63670</text:p>
          </table:table-cell>
          <table:table-cell table:style-name="ce3" office:value-type="float" office:value="69760" calcext:value-type="float">
            <text:p>69760</text:p>
          </table:table-cell>
          <table:table-cell table:style-name="ce3" office:value-type="float" office:value="61660" calcext:value-type="float">
            <text:p>6166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/>
          <table:covered-table-cell table:style-name="ce3"/>
          <table:table-cell table:number-columns-repeated="5"/>
          <table:covered-table-cell table:style-name="ce3"/>
          <table:table-cell table:style-name="ce3" table:number-columns-repeated="5"/>
          <table:covered-table-cell table:style-name="ce3"/>
          <table:table-cell table:style-name="ce3" table:number-columns-repeated="5"/>
          <table:covered-table-cell table:style-name="ce3"/>
          <table:table-cell table:style-name="ce3" table:number-columns-repeated="5"/>
          <table:covered-table-cell table:style-name="ce3"/>
          <table:table-cell table:style-name="ce3" table:number-columns-repeated="5"/>
          <table:covered-table-cell table:style-name="ce3"/>
          <table:table-cell table:style-name="ce3" table:number-columns-repeated="5"/>
          <table:covered-table-cell table:style-name="ce3"/>
          <table:table-cell table:style-name="ce3" table:number-columns-repeated="10"/>
          <table:table-cell table:number-columns-repeated="25"/>
        </table:table-row>
        <table:table-row table:style-name="ro1" table:number-rows-repeated="4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средние значения; ПК; 1 поток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2"/>
          <table:table-cell office:value-type="string" calcext:value-type="string">
            <text:p>Средние значения ускорения:</text:p>
          </table:table-cell>
          <table:table-cell table:number-columns-repeated="62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</text:p>
          </table:table-cell>
          <table:table-cell table:style-name="ce15" table:formula="of:=SUM([.J4:.S4])/10" office:value-type="float" office:value="28.8" calcext:value-type="float">
            <text:p>29</text:p>
          </table:table-cell>
          <table:table-cell table:style-name="ce15" table:formula="of:=SUM([.U4:.AD4])/10" office:value-type="float" office:value="117.5" calcext:value-type="float">
            <text:p>118</text:p>
          </table:table-cell>
          <table:table-cell table:style-name="ce15" table:formula="of:=SUM([.AF4:.AO4])/10" office:value-type="float" office:value="353.9" calcext:value-type="float">
            <text:p>354</text:p>
          </table:table-cell>
          <table:table-cell table:style-name="ce15" table:formula="of:=SUM([.AQ4:.AZ4])/10" office:value-type="float" office:value="1336.6" calcext:value-type="float">
            <text:p>1337</text:p>
          </table:table-cell>
          <table:table-cell table:style-name="ce15" table:formula="of:=SUM([.BB4:.BK4])/10" office:value-type="float" office:value="7666.2" calcext:value-type="float">
            <text:p>7666</text:p>
          </table:table-cell>
          <table:table-cell table:style-name="ce15" table:formula="of:=SUM([.BM4:.BV4])/10" office:value-type="float" office:value="68285" calcext:value-type="float">
            <text:p>68285</text:p>
          </table:table-cell>
          <table:table-cell table:style-name="ce15" table:formula="of:=SUM([.BX4:.CB4])/5" office:value-type="float" office:value="721780.8" calcext:value-type="float">
            <text:p>721781</text:p>
          </table:table-cell>
          <table:table-cell/>
          <table:table-cell office:value-type="string" calcext:value-type="string">
            <text:p>Пк, 1 поток</text:p>
          </table:table-cell>
          <table:table-cell table:formula="of:=SUM([.I56:.O56])/7" office:value-type="float" office:value="54.5031652630396" calcext:value-type="float">
            <text:p>54,5031652630396</text:p>
          </table:table-cell>
          <table:table-cell table:number-columns-repeated="62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 with gzip compression</text:p>
          </table:table-cell>
          <table:table-cell table:style-name="ce15" table:formula="of:=SUM([.J5:.S5])/10" office:value-type="float" office:value="28.2" calcext:value-type="float">
            <text:p>28</text:p>
          </table:table-cell>
          <table:table-cell table:style-name="ce15" table:formula="of:=SUM([.U5:.AD5])/10" office:value-type="float" office:value="103.2" calcext:value-type="float">
            <text:p>103</text:p>
          </table:table-cell>
          <table:table-cell table:style-name="ce15" table:formula="of:=SUM([.AF5:.AO5])/10" office:value-type="float" office:value="332.3" calcext:value-type="float">
            <text:p>332</text:p>
          </table:table-cell>
          <table:table-cell table:style-name="ce15" table:formula="of:=SUM([.AQ5:.AZ5])/10" office:value-type="float" office:value="1391.9" calcext:value-type="float">
            <text:p>1392</text:p>
          </table:table-cell>
          <table:table-cell table:style-name="ce15" table:formula="of:=SUM([.BB5:.BK5])/10" office:value-type="float" office:value="7653.1" calcext:value-type="float">
            <text:p>7653</text:p>
          </table:table-cell>
          <table:table-cell table:style-name="ce15" table:formula="of:=SUM([.BM5:.BV5])/10" office:value-type="float" office:value="70831.4" calcext:value-type="float">
            <text:p>70831</text:p>
          </table:table-cell>
          <table:table-cell table:style-name="ce15" table:formula="of:=SUM([.BX5:.CB5])/5" office:value-type="float" office:value="822465" calcext:value-type="float">
            <text:p>822465</text:p>
          </table:table-cell>
          <table:table-cell/>
          <table:table-cell office:value-type="string" calcext:value-type="string">
            <text:p>Пк, 4 потока</text:p>
          </table:table-cell>
          <table:table-cell table:formula="of:=SUM([.I68:.O68])/7" office:value-type="float" office:value="88.0355628537984" calcext:value-type="float">
            <text:p>88,0355628537984</text:p>
          </table:table-cell>
          <table:table-cell table:number-columns-repeated="62"/>
        </table:table-row>
        <table:table-row table:style-name="ro1">
          <table:table-cell table:number-columns-repeated="7"/>
          <table:table-cell table:style-name="ce2" office:value-type="string" calcext:value-type="string">
            <text:p>GzipRollingFileAppender</text:p>
          </table:table-cell>
          <table:table-cell table:style-name="ce15" table:formula="of:=SUM([.J6:.S6])/10" office:value-type="float" office:value="20.4" calcext:value-type="float">
            <text:p>20</text:p>
          </table:table-cell>
          <table:table-cell table:style-name="ce15" table:formula="of:=SUM([.U6:.AD6])/10" office:value-type="float" office:value="70.2" calcext:value-type="float">
            <text:p>70</text:p>
          </table:table-cell>
          <table:table-cell table:style-name="ce15" table:formula="of:=SUM([.AF6:.AO6])/10" office:value-type="float" office:value="221.2" calcext:value-type="float">
            <text:p>221</text:p>
          </table:table-cell>
          <table:table-cell table:style-name="ce15" table:formula="of:=SUM([.AQ6:.AZ6])/10" office:value-type="float" office:value="665.9" calcext:value-type="float">
            <text:p>666</text:p>
          </table:table-cell>
          <table:table-cell table:style-name="ce15" table:formula="of:=SUM([.BB6:.BK6])/10" office:value-type="float" office:value="3676.4" calcext:value-type="float">
            <text:p>3676</text:p>
          </table:table-cell>
          <table:table-cell table:style-name="ce15" table:formula="of:=SUM([.BM6:.BV6])/10" office:value-type="float" office:value="27837.2" calcext:value-type="float">
            <text:p>27837</text:p>
          </table:table-cell>
          <table:table-cell table:style-name="ce15" table:formula="of:=SUM([.BX6:.CB6])/5" office:value-type="float" office:value="259606" calcext:value-type="float">
            <text:p>259606</text:p>
          </table:table-cell>
          <table:table-cell/>
          <table:table-cell office:value-type="string" calcext:value-type="string">
            <text:p>Пк, 8 потоков</text:p>
          </table:table-cell>
          <table:table-cell table:formula="of:=SUM([.I62:.O62])/7" office:value-type="float" office:value="93.9575275388756" calcext:value-type="float">
            <text:p>93,9575275388756</text:p>
          </table:table-cell>
          <table:table-cell table:number-columns-repeated="62"/>
        </table:table-row>
        <table:table-row table:style-name="ro1">
          <table:table-cell table:number-columns-repeated="7"/>
          <table:table-cell table:style-name="ce10" office:value-type="string" calcext:value-type="string">
            <text:p>Ускорение (%)</text:p>
          </table:table-cell>
          <table:table-cell table:formula="of:=[.I55]/MIN([.I53:.I54])*100" office:value-type="float" office:value="72.3404255319149" calcext:value-type="float">
            <text:p>72</text:p>
          </table:table-cell>
          <table:table-cell table:style-name="ce16" table:formula="of:=[.J55]/MIN([.J53:.J54])*100" office:value-type="float" office:value="68.0232558139535" calcext:value-type="float">
            <text:p>68</text:p>
          </table:table-cell>
          <table:table-cell table:style-name="ce16" table:formula="of:=[.K55]/MIN([.K53:.K54])*100" office:value-type="float" office:value="66.5663557026783" calcext:value-type="float">
            <text:p>67</text:p>
          </table:table-cell>
          <table:table-cell table:style-name="ce16" table:formula="of:=[.L55]/MIN([.L53:.L54])*100" office:value-type="float" office:value="49.8204399221906" calcext:value-type="float">
            <text:p>50</text:p>
          </table:table-cell>
          <table:table-cell table:style-name="ce16" table:formula="of:=[.M55]/MIN([.M53:.M54])*100" office:value-type="float" office:value="48.038049940547" calcext:value-type="float">
            <text:p>48</text:p>
          </table:table-cell>
          <table:table-cell table:style-name="ce16" table:formula="of:=[.N55]/MIN([.N53:.N54])*100" office:value-type="float" office:value="40.7662004832687" calcext:value-type="float">
            <text:p>41</text:p>
          </table:table-cell>
          <table:table-cell table:formula="of:=[.O55]/MIN([.O53:.O54])*100" office:value-type="float" office:value="35.967429446724" calcext:value-type="float">
            <text:p>36</text:p>
          </table:table-cell>
          <table:table-cell/>
          <table:table-cell office:value-type="string" calcext:value-type="string">
            <text:p>Сервер, 1 поток</text:p>
          </table:table-cell>
          <table:table-cell table:formula="of:=SUM([.I78:.O78])/7" office:value-type="float" office:value="44.0308392669442" calcext:value-type="float">
            <text:p>44,0308392669442</text:p>
          </table:table-cell>
          <table:table-cell table:number-columns-repeated="62"/>
        </table:table-row>
        <table:table-row table:style-name="ro1">
          <table:table-cell table:number-columns-repeated="9"/>
          <table:table-cell table:style-name="ce16" table:number-columns-repeated="5"/>
          <table:table-cell table:number-columns-repeated="2"/>
          <table:table-cell office:value-type="string" calcext:value-type="string">
            <text:p>Сервер, 4 потока</text:p>
          </table:table-cell>
          <table:table-cell table:formula="of:=SUM([.I90:.O90])/7" office:value-type="float" office:value="68.6959483907072" calcext:value-type="float">
            <text:p>68,6959483907072</text:p>
          </table:table-cell>
          <table:table-cell table:number-columns-repeated="62"/>
        </table:table-row>
        <table:table-row table:style-name="ro1">
          <table:table-cell table:number-columns-repeated="7"/>
          <table:table-cell office:value-type="string" calcext:value-type="string">
            <text:p>средние значения; ПК; 8 поток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/>
          <table:table-cell office:value-type="string" calcext:value-type="string">
            <text:p>Сервер, 8 потоков</text:p>
          </table:table-cell>
          <table:table-cell table:formula="of:=SUM([.I84:.O84])/7" office:value-type="float" office:value="68.9865538287251" calcext:value-type="float">
            <text:p>68,9865538287251</text:p>
          </table:table-cell>
          <table:table-cell table:number-columns-repeated="15"/>
          <table:table-cell table:style-name="ce12" table:number-columns-spanned="1" table:number-rows-spanned="4"/>
          <table:table-cell table:number-columns-repeated="46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</text:p>
          </table:table-cell>
          <table:table-cell table:formula="of:=SUM([.J12:.N12])/5" office:value-type="float" office:value="32" calcext:value-type="float">
            <text:p>32</text:p>
          </table:table-cell>
          <table:table-cell table:style-name="ce16" table:formula="of:=SUM([.P12:.T12])/5" office:value-type="float" office:value="38.6" calcext:value-type="float">
            <text:p>39</text:p>
          </table:table-cell>
          <table:table-cell table:style-name="ce16" table:formula="of:=SUM([.V12:.Z12])/5" office:value-type="float" office:value="50.8" calcext:value-type="float">
            <text:p>51</text:p>
          </table:table-cell>
          <table:table-cell table:style-name="ce16" table:formula="of:=SUM([.AB12:.AF12])/5" office:value-type="float" office:value="78.6" calcext:value-type="float">
            <text:p>79</text:p>
          </table:table-cell>
          <table:table-cell table:style-name="ce16" table:formula="of:=SUM([.AH12:.AL12])/5" office:value-type="float" office:value="520.2" calcext:value-type="float">
            <text:p>520</text:p>
          </table:table-cell>
          <table:table-cell table:style-name="ce16" table:formula="of:=SUM([.AN12:.AR12])/5" office:value-type="float" office:value="6789" calcext:value-type="float">
            <text:p>6789</text:p>
          </table:table-cell>
          <table:table-cell table:formula="of:=SUM([.AT12:.AX12])/5" office:value-type="float" office:value="69588.8" calcext:value-type="float">
            <text:p>69589</text:p>
          </table:table-cell>
          <table:table-cell table:number-columns-repeated="18"/>
          <table:covered-table-cell/>
          <table:table-cell table:number-columns-repeated="46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 with gzip compression</text:p>
          </table:table-cell>
          <table:table-cell table:formula="of:=SUM([.J13:.N13])/5" office:value-type="float" office:value="33" calcext:value-type="float">
            <text:p>33</text:p>
          </table:table-cell>
          <table:table-cell table:style-name="ce16" table:formula="of:=SUM([.P13:.T13])/5" office:value-type="float" office:value="39.6" calcext:value-type="float">
            <text:p>40</text:p>
          </table:table-cell>
          <table:table-cell table:style-name="ce16" table:formula="of:=SUM([.V13:.Z13])/5" office:value-type="float" office:value="49.6" calcext:value-type="float">
            <text:p>50</text:p>
          </table:table-cell>
          <table:table-cell table:style-name="ce16" table:formula="of:=SUM([.AB13:.AF13])/5" office:value-type="float" office:value="92.6" calcext:value-type="float">
            <text:p>93</text:p>
          </table:table-cell>
          <table:table-cell table:style-name="ce16" table:formula="of:=SUM([.AH13:.AL13])/5" office:value-type="float" office:value="367.6" calcext:value-type="float">
            <text:p>368</text:p>
          </table:table-cell>
          <table:table-cell table:style-name="ce16" table:formula="of:=SUM([.AN13:.AR13])/5" office:value-type="float" office:value="6321" calcext:value-type="float">
            <text:p>6321</text:p>
          </table:table-cell>
          <table:table-cell table:formula="of:=SUM([.AT13:.AX13])/5" office:value-type="float" office:value="64790.2" calcext:value-type="float">
            <text:p>64790</text:p>
          </table:table-cell>
          <table:table-cell table:number-columns-repeated="18"/>
          <table:covered-table-cell/>
          <table:table-cell table:number-columns-repeated="46"/>
        </table:table-row>
        <table:table-row table:style-name="ro1">
          <table:table-cell table:number-columns-repeated="7"/>
          <table:table-cell table:style-name="ce2" office:value-type="string" calcext:value-type="string">
            <text:p>GzipRollingFileAppender</text:p>
          </table:table-cell>
          <table:table-cell table:formula="of:=SUM([.J14:.N14])/5" office:value-type="float" office:value="34.6" calcext:value-type="float">
            <text:p>35</text:p>
          </table:table-cell>
          <table:table-cell table:style-name="ce16" table:formula="of:=SUM([.P14:.T14])/5" office:value-type="float" office:value="34.6" calcext:value-type="float">
            <text:p>35</text:p>
          </table:table-cell>
          <table:table-cell table:style-name="ce16" table:formula="of:=SUM([.V14:.Z14])/5" office:value-type="float" office:value="46" calcext:value-type="float">
            <text:p>46</text:p>
          </table:table-cell>
          <table:table-cell table:style-name="ce16" table:formula="of:=SUM([.AB14:.AF14])/5" office:value-type="float" office:value="85.6" calcext:value-type="float">
            <text:p>86</text:p>
          </table:table-cell>
          <table:table-cell table:style-name="ce16" table:formula="of:=SUM([.AH14:.AL14])/5" office:value-type="float" office:value="383.4" calcext:value-type="float">
            <text:p>383</text:p>
          </table:table-cell>
          <table:table-cell table:style-name="ce16" table:formula="of:=SUM([.AN14:.AR14])/5" office:value-type="float" office:value="4867" calcext:value-type="float">
            <text:p>4867</text:p>
          </table:table-cell>
          <table:table-cell table:formula="of:=SUM([.AT14:.AX14])/5" office:value-type="float" office:value="49886.6" calcext:value-type="float">
            <text:p>49887</text:p>
          </table:table-cell>
          <table:table-cell table:number-columns-repeated="18"/>
          <table:covered-table-cell/>
          <table:table-cell table:number-columns-repeated="46"/>
        </table:table-row>
        <table:table-row table:style-name="ro1">
          <table:table-cell table:number-columns-repeated="7"/>
          <table:table-cell table:style-name="ce10" office:value-type="string" calcext:value-type="string">
            <text:p>Ускорение (%)</text:p>
          </table:table-cell>
          <table:table-cell table:formula="of:=[.I61]/MIN([.I59:.I60])*100" office:value-type="float" office:value="108.125" calcext:value-type="float">
            <text:p>108</text:p>
          </table:table-cell>
          <table:table-cell table:style-name="ce16" table:formula="of:=[.J61]/MIN([.J59:.J60])*100" office:value-type="float" office:value="89.6373056994819" calcext:value-type="float">
            <text:p>90</text:p>
          </table:table-cell>
          <table:table-cell table:style-name="ce16" table:formula="of:=[.K61]/MIN([.K59:.K60])*100" office:value-type="float" office:value="92.741935483871" calcext:value-type="float">
            <text:p>93</text:p>
          </table:table-cell>
          <table:table-cell table:style-name="ce16" table:formula="of:=[.L61]/MIN([.L59:.L60])*100" office:value-type="float" office:value="108.905852417303" calcext:value-type="float">
            <text:p>109</text:p>
          </table:table-cell>
          <table:table-cell table:style-name="ce16" table:formula="of:=[.M61]/MIN([.M59:.M60])*100" office:value-type="float" office:value="104.298150163221" calcext:value-type="float">
            <text:p>104</text:p>
          </table:table-cell>
          <table:table-cell table:style-name="ce16" table:formula="of:=[.N61]/MIN([.N59:.N60])*100" office:value-type="float" office:value="76.9973105521278" calcext:value-type="float">
            <text:p>77</text:p>
          </table:table-cell>
          <table:table-cell table:formula="of:=[.O61]/MIN([.O59:.O60])*100" office:value-type="float" office:value="76.9971384561245" calcext:value-type="float">
            <text:p>77</text:p>
          </table:table-cell>
          <table:table-cell table:number-columns-repeated="65"/>
        </table:table-row>
        <table:table-row table:style-name="ro1">
          <table:table-cell table:number-columns-repeated="9"/>
          <table:table-cell table:style-name="ce16" table:number-columns-repeated="5"/>
          <table:table-cell table:number-columns-repeated="66"/>
        </table:table-row>
        <table:table-row table:style-name="ro1">
          <table:table-cell table:number-columns-repeated="7"/>
          <table:table-cell office:value-type="string" calcext:value-type="string">
            <text:p>средние значения; ПК; 4 поток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</text:p>
          </table:table-cell>
          <table:table-cell table:formula="of:=SUM([.J20:.N20])/5" office:value-type="float" office:value="28.4" calcext:value-type="float">
            <text:p>28</text:p>
          </table:table-cell>
          <table:table-cell table:style-name="ce16" table:formula="of:=SUM([.P20:.T20])/5" office:value-type="float" office:value="25.4" calcext:value-type="float">
            <text:p>25</text:p>
          </table:table-cell>
          <table:table-cell table:style-name="ce16" table:formula="of:=SUM([.V20:.Z20])/5" office:value-type="float" office:value="42.4" calcext:value-type="float">
            <text:p>42</text:p>
          </table:table-cell>
          <table:table-cell table:style-name="ce16" table:formula="of:=SUM([.AB20:.AF20])/5" office:value-type="float" office:value="117" calcext:value-type="float">
            <text:p>117</text:p>
          </table:table-cell>
          <table:table-cell table:style-name="ce16" table:formula="of:=SUM([.AH20:.AL20])/5" office:value-type="float" office:value="383" calcext:value-type="float">
            <text:p>383</text:p>
          </table:table-cell>
          <table:table-cell table:style-name="ce16" table:formula="of:=SUM([.AN20:.AR20])/5" office:value-type="float" office:value="11847" calcext:value-type="float">
            <text:p>11847</text:p>
          </table:table-cell>
          <table:table-cell table:formula="of:=SUM([.AT20:.AX20])/5" office:value-type="float" office:value="118470" calcext:value-type="float">
            <text:p>11847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 with gzip compression</text:p>
          </table:table-cell>
          <table:table-cell table:formula="of:=SUM([.J21:.N21])/5" office:value-type="float" office:value="21.6" calcext:value-type="float">
            <text:p>22</text:p>
          </table:table-cell>
          <table:table-cell table:style-name="ce16" table:formula="of:=SUM([.P21:.T21])/5" office:value-type="float" office:value="27.2" calcext:value-type="float">
            <text:p>27</text:p>
          </table:table-cell>
          <table:table-cell table:style-name="ce16" table:formula="of:=SUM([.V21:.Z21])/5" office:value-type="float" office:value="44.2" calcext:value-type="float">
            <text:p>44</text:p>
          </table:table-cell>
          <table:table-cell table:style-name="ce16" table:formula="of:=SUM([.AB21:.AF21])/5" office:value-type="float" office:value="138.4" calcext:value-type="float">
            <text:p>138</text:p>
          </table:table-cell>
          <table:table-cell table:style-name="ce16" table:formula="of:=SUM([.AH21:.AL21])/5" office:value-type="float" office:value="362" calcext:value-type="float">
            <text:p>362</text:p>
          </table:table-cell>
          <table:table-cell table:style-name="ce16" table:formula="of:=SUM([.AN21:.AR21])/5" office:value-type="float" office:value="10234.6" calcext:value-type="float">
            <text:p>10235</text:p>
          </table:table-cell>
          <table:table-cell table:formula="of:=SUM([.AT21:.AX21])/5" office:value-type="float" office:value="102346" calcext:value-type="float">
            <text:p>102346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GzipRollingFileAppender</text:p>
          </table:table-cell>
          <table:table-cell table:formula="of:=SUM([.J22:.N22])/5" office:value-type="float" office:value="20.8" calcext:value-type="float">
            <text:p>21</text:p>
          </table:table-cell>
          <table:table-cell table:style-name="ce16" table:formula="of:=SUM([.P22:.T22])/5" office:value-type="float" office:value="31.8" calcext:value-type="float">
            <text:p>32</text:p>
          </table:table-cell>
          <table:table-cell table:style-name="ce16" table:formula="of:=SUM([.V22:.Z22])/5" office:value-type="float" office:value="31" calcext:value-type="float">
            <text:p>31</text:p>
          </table:table-cell>
          <table:table-cell table:style-name="ce16" table:formula="of:=SUM([.AB22:.AF22])/5" office:value-type="float" office:value="73.6" calcext:value-type="float">
            <text:p>74</text:p>
          </table:table-cell>
          <table:table-cell table:style-name="ce16" table:formula="of:=SUM([.AH22:.AL22])/5" office:value-type="float" office:value="512" calcext:value-type="float">
            <text:p>512</text:p>
          </table:table-cell>
          <table:table-cell table:style-name="ce16" table:formula="of:=SUM([.AN22:.AR22])/5" office:value-type="float" office:value="6002.6" calcext:value-type="float">
            <text:p>6003</text:p>
          </table:table-cell>
          <table:table-cell table:formula="of:=SUM([.AT22:.AX22])/5" office:value-type="float" office:value="60026" calcext:value-type="float">
            <text:p>60026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10" office:value-type="string" calcext:value-type="string">
            <text:p>Ускорение (%)</text:p>
          </table:table-cell>
          <table:table-cell table:formula="of:=[.I67]/MIN([.I65:.I66])*100" office:value-type="float" office:value="96.2962962962963" calcext:value-type="float">
            <text:p>96</text:p>
          </table:table-cell>
          <table:table-cell table:style-name="ce16" table:formula="of:=[.J67]/MIN([.J65:.J66])*100" office:value-type="float" office:value="125.196850393701" calcext:value-type="float">
            <text:p>125</text:p>
          </table:table-cell>
          <table:table-cell table:style-name="ce16" table:formula="of:=[.K67]/MIN([.K65:.K66])*100" office:value-type="float" office:value="73.1132075471698" calcext:value-type="float">
            <text:p>73</text:p>
          </table:table-cell>
          <table:table-cell table:style-name="ce16" table:formula="of:=[.L67]/MIN([.L65:.L66])*100" office:value-type="float" office:value="62.9059829059829" calcext:value-type="float">
            <text:p>63</text:p>
          </table:table-cell>
          <table:table-cell table:style-name="ce16" table:formula="of:=[.M67]/MIN([.M65:.M66])*100" office:value-type="float" office:value="141.436464088398" calcext:value-type="float">
            <text:p>141</text:p>
          </table:table-cell>
          <table:table-cell table:style-name="ce16" table:formula="of:=[.N67]/MIN([.N65:.N66])*100" office:value-type="float" office:value="58.6500693725207" calcext:value-type="float">
            <text:p>59</text:p>
          </table:table-cell>
          <table:table-cell table:formula="of:=[.O67]/MIN([.O65:.O66])*100" office:value-type="float" office:value="58.6500693725207" calcext:value-type="float">
            <text:p>59</text:p>
          </table:table-cell>
          <table:table-cell table:number-columns-repeated="65"/>
        </table:table-row>
        <table:table-row table:style-name="ro1" table:number-rows-repeated="5">
          <table:table-cell table:number-columns-repeated="9"/>
          <table:table-cell table:style-name="ce16" table:number-columns-repeated="5"/>
          <table:table-cell table:number-columns-repeated="66"/>
        </table:table-row>
        <table:table-row table:style-name="ro1">
          <table:table-cell table:number-columns-repeated="7"/>
          <table:table-cell table:style-name="ce2" office:value-type="string" calcext:value-type="string">
            <text:p>средние значения; сервер; 1 поток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</text:p>
          </table:table-cell>
          <table:table-cell table:style-name="ce15" table:formula="of:=SUM([.J28:.N28])/5" office:value-type="float" office:value="27" calcext:value-type="float">
            <text:p>27</text:p>
          </table:table-cell>
          <table:table-cell table:style-name="ce15" table:formula="of:=SUM([.P28:.T28])/5" office:value-type="float" office:value="90.4" calcext:value-type="float">
            <text:p>90</text:p>
          </table:table-cell>
          <table:table-cell table:style-name="ce15" table:formula="of:=SUM([.V28:.Z28])/5" office:value-type="float" office:value="373.2" calcext:value-type="float">
            <text:p>373</text:p>
          </table:table-cell>
          <table:table-cell table:style-name="ce15" table:formula="of:=SUM([.AB28:.AF28])/5" office:value-type="float" office:value="1714.8" calcext:value-type="float">
            <text:p>1715</text:p>
          </table:table-cell>
          <table:table-cell table:style-name="ce15" table:formula="of:=SUM([.AH28:.AL28])/5" office:value-type="float" office:value="15773.8" calcext:value-type="float">
            <text:p>15774</text:p>
          </table:table-cell>
          <table:table-cell table:style-name="ce15" table:formula="of:=SUM([.AN28:.AR28])/5" office:value-type="float" office:value="127161.6" calcext:value-type="float">
            <text:p>127162</text:p>
          </table:table-cell>
          <table:table-cell table:style-name="ce15" table:formula="of:=SUM([.AT28:.AX28])/5" office:value-type="float" office:value="1032954.6" calcext:value-type="float">
            <text:p>1032955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 with gzip compression</text:p>
          </table:table-cell>
          <table:table-cell table:style-name="ce15" table:formula="of:=SUM([.J29:.N29])/5" office:value-type="float" office:value="31.8" calcext:value-type="float">
            <text:p>32</text:p>
          </table:table-cell>
          <table:table-cell table:style-name="ce15" table:formula="of:=SUM([.P29:.T29])/5" office:value-type="float" office:value="71.2" calcext:value-type="float">
            <text:p>71</text:p>
          </table:table-cell>
          <table:table-cell table:style-name="ce15" table:formula="of:=SUM([.V29:.Z29])/5" office:value-type="float" office:value="312.6" calcext:value-type="float">
            <text:p>313</text:p>
          </table:table-cell>
          <table:table-cell table:style-name="ce15" table:formula="of:=SUM([.AB29:.AF29])/5" office:value-type="float" office:value="1450.2" calcext:value-type="float">
            <text:p>1450</text:p>
          </table:table-cell>
          <table:table-cell table:style-name="ce15" table:formula="of:=SUM([.AH29:.AL29])/5" office:value-type="float" office:value="11324.6" calcext:value-type="float">
            <text:p>11325</text:p>
          </table:table-cell>
          <table:table-cell table:style-name="ce15" table:formula="of:=SUM([.AN29:.AR29])/5" office:value-type="float" office:value="85240.8" calcext:value-type="float">
            <text:p>85241</text:p>
          </table:table-cell>
          <table:table-cell table:style-name="ce15" table:formula="of:=SUM([.AT29:.AX29])/5" office:value-type="float" office:value="911608" calcext:value-type="float">
            <text:p>911608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GzipRollingFileAppender</text:p>
          </table:table-cell>
          <table:table-cell table:style-name="ce15" table:formula="of:=SUM([.J30:.N30])/5" office:value-type="float" office:value="23.8" calcext:value-type="float">
            <text:p>24</text:p>
          </table:table-cell>
          <table:table-cell table:style-name="ce15" table:formula="of:=SUM([.P30:.T30])/5" office:value-type="float" office:value="51.4" calcext:value-type="float">
            <text:p>51</text:p>
          </table:table-cell>
          <table:table-cell table:style-name="ce15" table:formula="of:=SUM([.V30:.Z30])/5" office:value-type="float" office:value="140.8" calcext:value-type="float">
            <text:p>141</text:p>
          </table:table-cell>
          <table:table-cell table:style-name="ce15" table:formula="of:=SUM([.AB30:.AF30])/5" office:value-type="float" office:value="510.8" calcext:value-type="float">
            <text:p>511</text:p>
          </table:table-cell>
          <table:table-cell table:style-name="ce15" table:formula="of:=SUM([.AH30:.AL30])/5" office:value-type="float" office:value="2505.6" calcext:value-type="float">
            <text:p>2506</text:p>
          </table:table-cell>
          <table:table-cell table:style-name="ce15" table:formula="of:=SUM([.AN30:.AR30])/5" office:value-type="float" office:value="20751.8" calcext:value-type="float">
            <text:p>20752</text:p>
          </table:table-cell>
          <table:table-cell table:style-name="ce15" table:formula="of:=SUM([.AT30:.AX30])/5" office:value-type="float" office:value="192734" calcext:value-type="float">
            <text:p>192734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10" office:value-type="string" calcext:value-type="string">
            <text:p>Ускорение (%)</text:p>
          </table:table-cell>
          <table:table-cell table:formula="of:=[.I77]/MIN([.I75:.I76])*100" office:value-type="float" office:value="88.1481481481482" calcext:value-type="float">
            <text:p>88</text:p>
          </table:table-cell>
          <table:table-cell table:style-name="ce16" table:formula="of:=[.J77]/MIN([.J75:.J76])*100" office:value-type="float" office:value="72.1910112359551" calcext:value-type="float">
            <text:p>72</text:p>
          </table:table-cell>
          <table:table-cell table:style-name="ce16" table:formula="of:=[.K77]/MIN([.K75:.K76])*100" office:value-type="float" office:value="45.0415866922585" calcext:value-type="float">
            <text:p>45</text:p>
          </table:table-cell>
          <table:table-cell table:style-name="ce16" table:formula="of:=[.L77]/MIN([.L75:.L76])*100" office:value-type="float" office:value="35.2227278996" calcext:value-type="float">
            <text:p>35</text:p>
          </table:table-cell>
          <table:table-cell table:style-name="ce16" table:formula="of:=[.M77]/MIN([.M75:.M76])*100" office:value-type="float" office:value="22.1252847782703" calcext:value-type="float">
            <text:p>22</text:p>
          </table:table-cell>
          <table:table-cell table:style-name="ce16" table:formula="of:=[.N77]/MIN([.N75:.N76])*100" office:value-type="float" office:value="24.3449146418147" calcext:value-type="float">
            <text:p>24</text:p>
          </table:table-cell>
          <table:table-cell table:formula="of:=[.O77]/MIN([.O75:.O76])*100" office:value-type="float" office:value="21.1422014725628" calcext:value-type="float">
            <text:p>21</text:p>
          </table:table-cell>
          <table:table-cell table:number-columns-repeated="65"/>
        </table:table-row>
        <table:table-row table:style-name="ro1">
          <table:table-cell table:number-columns-repeated="9"/>
          <table:table-cell table:style-name="ce16" table:number-columns-repeated="5"/>
          <table:table-cell table:number-columns-repeated="66"/>
        </table:table-row>
        <table:table-row table:style-name="ro1">
          <table:table-cell table:number-columns-repeated="7"/>
          <table:table-cell office:value-type="string" calcext:value-type="string">
            <text:p><text:span text:style-name="T1">средние значения; </text:span><text:span text:style-name="T2">сервер</text:span>; 8 поток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</text:p>
          </table:table-cell>
          <table:table-cell table:formula="of:=SUM([.J36:.N36])/5" office:value-type="float" office:value="118.8" calcext:value-type="float">
            <text:p>119</text:p>
          </table:table-cell>
          <table:table-cell table:style-name="ce16" table:formula="of:=SUM([.P36:.T36])/5" office:value-type="float" office:value="109" calcext:value-type="float">
            <text:p>109</text:p>
          </table:table-cell>
          <table:table-cell table:style-name="ce16" table:formula="of:=SUM([.V36:.Z36])/5" office:value-type="float" office:value="128.6" calcext:value-type="float">
            <text:p>129</text:p>
          </table:table-cell>
          <table:table-cell table:style-name="ce16" table:formula="of:=SUM([.AB36:.AF36])/5" office:value-type="float" office:value="251" calcext:value-type="float">
            <text:p>251</text:p>
          </table:table-cell>
          <table:table-cell table:style-name="ce16" table:formula="of:=SUM([.AH36:.AL36])/5" office:value-type="float" office:value="1079.6" calcext:value-type="float">
            <text:p>1080</text:p>
          </table:table-cell>
          <table:table-cell table:style-name="ce16" table:formula="of:=SUM([.AN36:.AR36])/5" office:value-type="float" office:value="10820.2" calcext:value-type="float">
            <text:p>10820</text:p>
          </table:table-cell>
          <table:table-cell table:formula="of:=SUM([.AT36:.AX36])/5" office:value-type="float" office:value="108202" calcext:value-type="float">
            <text:p>108202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 with gzip compression</text:p>
          </table:table-cell>
          <table:table-cell table:formula="of:=SUM([.J37:.N37])/5" office:value-type="float" office:value="110.4" calcext:value-type="float">
            <text:p>110</text:p>
          </table:table-cell>
          <table:table-cell table:style-name="ce16" table:formula="of:=SUM([.P37:.T37])/5" office:value-type="float" office:value="109.4" calcext:value-type="float">
            <text:p>109</text:p>
          </table:table-cell>
          <table:table-cell table:style-name="ce16" table:formula="of:=SUM([.V37:.Z37])/5" office:value-type="float" office:value="131.4" calcext:value-type="float">
            <text:p>131</text:p>
          </table:table-cell>
          <table:table-cell table:style-name="ce16" table:formula="of:=SUM([.AB37:.AF37])/5" office:value-type="float" office:value="174.6" calcext:value-type="float">
            <text:p>175</text:p>
          </table:table-cell>
          <table:table-cell table:style-name="ce16" table:formula="of:=SUM([.AH37:.AL37])/5" office:value-type="float" office:value="528.8" calcext:value-type="float">
            <text:p>529</text:p>
          </table:table-cell>
          <table:table-cell table:style-name="ce16" table:formula="of:=SUM([.AN37:.AR37])/5" office:value-type="float" office:value="6292" calcext:value-type="float">
            <text:p>6292</text:p>
          </table:table-cell>
          <table:table-cell table:formula="of:=SUM([.AT37:.AX37])/5" office:value-type="float" office:value="62920" calcext:value-type="float">
            <text:p>6292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GzipRollingFileAppender</text:p>
          </table:table-cell>
          <table:table-cell table:formula="of:=SUM([.J38:.N38])/5" office:value-type="float" office:value="60.8" calcext:value-type="float">
            <text:p>61</text:p>
          </table:table-cell>
          <table:table-cell table:style-name="ce16" table:formula="of:=SUM([.P38:.T38])/5" office:value-type="float" office:value="59.2" calcext:value-type="float">
            <text:p>59</text:p>
          </table:table-cell>
          <table:table-cell table:style-name="ce16" table:formula="of:=SUM([.V38:.Z38])/5" office:value-type="float" office:value="67.2" calcext:value-type="float">
            <text:p>67</text:p>
          </table:table-cell>
          <table:table-cell table:style-name="ce16" table:formula="of:=SUM([.AB38:.AF38])/5" office:value-type="float" office:value="112" calcext:value-type="float">
            <text:p>112</text:p>
          </table:table-cell>
          <table:table-cell table:style-name="ce16" table:formula="of:=SUM([.AH38:.AL38])/5" office:value-type="float" office:value="383" calcext:value-type="float">
            <text:p>383</text:p>
          </table:table-cell>
          <table:table-cell table:style-name="ce16" table:formula="of:=SUM([.AN38:.AR38])/5" office:value-type="float" office:value="5810.4" calcext:value-type="float">
            <text:p>5810</text:p>
          </table:table-cell>
          <table:table-cell table:formula="of:=SUM([.AT38:.AX38])/5" office:value-type="float" office:value="58104" calcext:value-type="float">
            <text:p>58104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10" office:value-type="string" calcext:value-type="string">
            <text:p>Ускорение (%)</text:p>
          </table:table-cell>
          <table:table-cell table:formula="of:=[.I83]/MIN([.I81:.I82])*100" office:value-type="float" office:value="55.0724637681159" calcext:value-type="float">
            <text:p>55</text:p>
          </table:table-cell>
          <table:table-cell table:style-name="ce16" table:formula="of:=[.J83]/MIN([.J81:.J82])*100" office:value-type="float" office:value="54.3119266055046" calcext:value-type="float">
            <text:p>54</text:p>
          </table:table-cell>
          <table:table-cell table:style-name="ce16" table:formula="of:=[.K83]/MIN([.K81:.K82])*100" office:value-type="float" office:value="52.2550544323484" calcext:value-type="float">
            <text:p>52</text:p>
          </table:table-cell>
          <table:table-cell table:style-name="ce16" table:formula="of:=[.L83]/MIN([.L81:.L82])*100" office:value-type="float" office:value="64.1466208476518" calcext:value-type="float">
            <text:p>64</text:p>
          </table:table-cell>
          <table:table-cell table:style-name="ce16" table:formula="of:=[.M83]/MIN([.M81:.M82])*100" office:value-type="float" office:value="72.428139183056" calcext:value-type="float">
            <text:p>72</text:p>
          </table:table-cell>
          <table:table-cell table:style-name="ce16" table:formula="of:=[.N83]/MIN([.N81:.N82])*100" office:value-type="float" office:value="92.3458359821996" calcext:value-type="float">
            <text:p>92</text:p>
          </table:table-cell>
          <table:table-cell table:formula="of:=[.O83]/MIN([.O81:.O82])*100" office:value-type="float" office:value="92.3458359821996" calcext:value-type="float">
            <text:p>92</text:p>
          </table:table-cell>
          <table:table-cell table:number-columns-repeated="65"/>
        </table:table-row>
        <table:table-row table:style-name="ro1">
          <table:table-cell table:number-columns-repeated="9"/>
          <table:table-cell table:style-name="ce16" table:number-columns-repeated="5"/>
          <table:table-cell table:number-columns-repeated="66"/>
        </table:table-row>
        <table:table-row table:style-name="ro1">
          <table:table-cell table:number-columns-repeated="7"/>
          <table:table-cell office:value-type="string" calcext:value-type="string">
            <text:p><text:span text:style-name="T1">средние значения; </text:span><text:span text:style-name="T2">сервер</text:span>; 4 поток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</text:p>
          </table:table-cell>
          <table:table-cell table:formula="of:=SUM([.J44:.N44])/5" office:value-type="float" office:value="93.703125" calcext:value-type="float">
            <text:p>94</text:p>
          </table:table-cell>
          <table:table-cell table:style-name="ce16" table:formula="of:=SUM([.P44:.T44])/5" office:value-type="float" office:value="85.4228670634921" calcext:value-type="float">
            <text:p>85</text:p>
          </table:table-cell>
          <table:table-cell table:style-name="ce16" table:formula="of:=SUM([.V44:.Z44])/5" office:value-type="float" office:value="116.699206349206" calcext:value-type="float">
            <text:p>117</text:p>
          </table:table-cell>
          <table:table-cell table:style-name="ce16" table:formula="of:=SUM([.AB44:.AF44])/5" office:value-type="float" office:value="247.7875" calcext:value-type="float">
            <text:p>248</text:p>
          </table:table-cell>
          <table:table-cell table:style-name="ce16" table:formula="of:=SUM([.AH44:.AL44])/5" office:value-type="float" office:value="1250.36185229692" calcext:value-type="float">
            <text:p>1250</text:p>
          </table:table-cell>
          <table:table-cell table:style-name="ce16" table:formula="of:=SUM([.AN44:.AR44])/5" office:value-type="float" office:value="11691.7630042594" calcext:value-type="float">
            <text:p>11692</text:p>
          </table:table-cell>
          <table:table-cell table:formula="of:=SUM([.AT44:.AX44])/5" office:value-type="float" office:value="117340.08516443" calcext:value-type="float">
            <text:p>11734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 with gzip compression</text:p>
          </table:table-cell>
          <table:table-cell table:formula="of:=SUM([.J45:.N45])/5" office:value-type="float" office:value="84.95" calcext:value-type="float">
            <text:p>85</text:p>
          </table:table-cell>
          <table:table-cell table:style-name="ce16" table:formula="of:=SUM([.P45:.T45])/5" office:value-type="float" office:value="86.2496031746032" calcext:value-type="float">
            <text:p>86</text:p>
          </table:table-cell>
          <table:table-cell table:style-name="ce16" table:formula="of:=SUM([.V45:.Z45])/5" office:value-type="float" office:value="119.79380952381" calcext:value-type="float">
            <text:p>120</text:p>
          </table:table-cell>
          <table:table-cell table:style-name="ce16" table:formula="of:=SUM([.AB45:.AF45])/5" office:value-type="float" office:value="172.282142857143" calcext:value-type="float">
            <text:p>172</text:p>
          </table:table-cell>
          <table:table-cell table:style-name="ce16" table:formula="of:=SUM([.AH45:.AL45])/5" office:value-type="float" office:value="632.488407194663" calcext:value-type="float">
            <text:p>632</text:p>
          </table:table-cell>
          <table:table-cell table:style-name="ce16" table:formula="of:=SUM([.AN45:.AR45])/5" office:value-type="float" office:value="6823.84117410009" calcext:value-type="float">
            <text:p>6824</text:p>
          </table:table-cell>
          <table:table-cell table:formula="of:=SUM([.AT45:.AX45])/5" office:value-type="float" office:value="68192.785844137" calcext:value-type="float">
            <text:p>68193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GzipRollingFileAppender</text:p>
          </table:table-cell>
          <table:table-cell table:formula="of:=SUM([.J46:.N46])/5" office:value-type="float" office:value="45.6" calcext:value-type="float">
            <text:p>46</text:p>
          </table:table-cell>
          <table:table-cell table:style-name="ce16" table:formula="of:=SUM([.P46:.T46])/5" office:value-type="float" office:value="46.2" calcext:value-type="float">
            <text:p>46</text:p>
          </table:table-cell>
          <table:table-cell table:style-name="ce16" table:formula="of:=SUM([.V46:.Z46])/5" office:value-type="float" office:value="60.6" calcext:value-type="float">
            <text:p>61</text:p>
          </table:table-cell>
          <table:table-cell table:style-name="ce16" table:formula="of:=SUM([.AB46:.AF46])/5" office:value-type="float" office:value="110.6" calcext:value-type="float">
            <text:p>111</text:p>
          </table:table-cell>
          <table:table-cell table:style-name="ce16" table:formula="of:=SUM([.AH46:.AL46])/5" office:value-type="float" office:value="457.8" calcext:value-type="float">
            <text:p>458</text:p>
          </table:table-cell>
          <table:table-cell table:style-name="ce16" table:formula="of:=SUM([.AN46:.AR46])/5" office:value-type="float" office:value="6296.4" calcext:value-type="float">
            <text:p>6296</text:p>
          </table:table-cell>
          <table:table-cell table:formula="of:=SUM([.AT46:.AX46])/5" office:value-type="float" office:value="62964" calcext:value-type="float">
            <text:p>62964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Ускорение (%)</text:p>
          </table:table-cell>
          <table:table-cell table:style-name="ce17" table:formula="of:=[.I89]/MIN([.I87:.I88])*100" office:value-type="float" office:value="53.678634490877" calcext:value-type="float">
            <text:p>53,678634490877</text:p>
          </table:table-cell>
          <table:table-cell table:style-name="ce17" table:formula="of:=[.J89]/MIN([.J87:.J88])*100" office:value-type="float" office:value="54.0838789286492" calcext:value-type="float">
            <text:p>54,0838789286492</text:p>
          </table:table-cell>
          <table:table-cell table:style-name="ce17" table:formula="of:=[.K89]/MIN([.K87:.K88])*100" office:value-type="float" office:value="51.9283737188947" calcext:value-type="float">
            <text:p>51,9283737188947</text:p>
          </table:table-cell>
          <table:table-cell table:style-name="ce17" table:formula="of:=[.L89]/MIN([.L87:.L88])*100" office:value-type="float" office:value="64.1970190095151" calcext:value-type="float">
            <text:p>64,1970190095151</text:p>
          </table:table-cell>
          <table:table-cell table:style-name="ce17" table:formula="of:=[.M89]/MIN([.M87:.M88])*100" office:value-type="float" office:value="72.3807732746478" calcext:value-type="float">
            <text:p>72,3807732746478</text:p>
          </table:table-cell>
          <table:table-cell table:style-name="ce17" table:formula="of:=[.N89]/MIN([.N87:.N88])*100" office:value-type="float" office:value="92.2706118058258" calcext:value-type="float">
            <text:p>92,2706118058258</text:p>
          </table:table-cell>
          <table:table-cell table:style-name="ce17" table:formula="of:=[.O89]/MIN([.O87:.O88])*100" office:value-type="float" office:value="92.3323475065412" calcext:value-type="float">
            <text:p>92,3323475065412</text:p>
          </table:table-cell>
          <table:table-cell table:number-columns-repeated="65"/>
        </table:table-row>
        <table:table-row table:style-name="ro1" table:number-rows-repeated="2">
          <table:table-cell table:number-columns-repeated="7"/>
          <table:table-cell table:style-name="ce2"/>
          <table:table-cell table:style-name="ce3"/>
          <table:table-cell table:number-columns-repeated="5"/>
          <table:table-cell table:style-name="ce3"/>
          <table:table-cell table:number-columns-repeated="65"/>
        </table:table-row>
        <table:table-row table:style-name="ro1">
          <table:table-cell table:number-columns-repeated="7"/>
          <table:table-cell table:style-name="ce2"/>
          <table:table-cell table:style-name="ce3"/>
          <table:table-cell table:number-columns-repeated="5"/>
          <table:table-cell table:style-name="ce3"/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.00.0000</text:date>, <text:time style:data-style-name="N2" text:time-value="10:43:30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 LibreOffice_project/2b840030fec2aae0fd2658d8d4f9548af4e3518d</meta:generator>
    <dc:date>2020-05-04T14:20:16.608000000</dc:date>
    <meta:editing-duration>P3DT5H36M33S</meta:editing-duration>
    <meta:editing-cycles>15</meta:editing-cycles>
    <meta:document-statistic meta:table-count="1" meta:cell-count="1063" meta:object-count="0"/>
  </office:meta>
</office:document-meta>
</file>